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57.34pt"/>
    </style:style>
    <style:style style:name="co3" style:family="table-column">
      <style:table-column-properties fo:break-before="auto" style:column-width="104.46pt"/>
    </style:style>
    <style:style style:name="co4" style:family="table-column">
      <style:table-column-properties fo:break-before="auto" style:column-width="54.26pt"/>
    </style:style>
    <style:style style:name="co5" style:family="table-column">
      <style:table-column-properties fo:break-before="auto" style:column-width="35.74pt"/>
    </style:style>
    <style:style style:name="co6" style:family="table-column">
      <style:table-column-properties fo:break-before="auto" style:column-width="53.49pt"/>
    </style:style>
    <style:style style:name="co7" style:family="table-column">
      <style:table-column-properties fo:break-before="auto" style:column-width="49.66pt"/>
    </style:style>
    <style:style style:name="co8" style:family="table-column">
      <style:table-column-properties fo:break-before="auto" style:column-width="32.66pt"/>
    </style:style>
    <style:style style:name="co9" style:family="table-column">
      <style:table-column-properties fo:break-before="auto" style:column-width="98.25pt"/>
    </style:style>
    <style:style style:name="co10" style:family="table-column">
      <style:table-column-properties fo:break-before="auto" style:column-width="106.75pt"/>
    </style:style>
    <style:style style:name="co11" style:family="table-column">
      <style:table-column-properties fo:break-before="auto" style:column-width="95.95pt"/>
    </style:style>
    <style:style style:name="co12" style:family="table-column">
      <style:table-column-properties fo:break-before="auto" style:column-width="112.14pt"/>
    </style:style>
    <style:style style:name="co13" style:family="table-column">
      <style:table-column-properties fo:break-before="auto" style:column-width="101.34pt"/>
    </style:style>
    <style:style style:name="co14" style:family="table-column">
      <style:table-column-properties fo:break-before="auto" style:column-width="109.05pt"/>
    </style:style>
    <style:style style:name="co15" style:family="table-column">
      <style:table-column-properties fo:break-before="auto" style:column-width="173.14pt"/>
    </style:style>
    <style:style style:name="co16" style:family="table-column">
      <style:table-column-properties fo:break-before="auto" style:column-width="162.34pt"/>
    </style:style>
    <style:style style:name="co17" style:family="table-column">
      <style:table-column-properties fo:break-before="auto" style:column-width="113.7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v_scores_total_20190930-19h49m47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number-columns-repeated="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9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n_classes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calib_size</text:p>
          </table:table-cell>
          <table:table-cell office:value-type="string" calcext:value-type="string">
            <text:p>test_size</text:p>
          </table:table-cell>
          <table:table-cell table:style-name="Default" office:value-type="string" calcext:value-type="string">
            <text:p>logits</text:p>
          </table:table-cell>
          <table:table-cell office:value-type="string" calcext:value-type="string">
            <text:p>accuracy_mean</text:p>
          </table:table-cell>
          <table:table-cell office:value-type="string" calcext:value-type="string">
            <text:p>accuracy_std</text:p>
          </table:table-cell>
          <table:table-cell office:value-type="string" calcext:value-type="string">
            <text:p>log-loss_mean</text:p>
          </table:table-cell>
          <table:table-cell office:value-type="string" calcext:value-type="string">
            <text:p>log-loss_std</text:p>
          </table:table-cell>
          <table:table-cell office:value-type="string" calcext:value-type="string">
            <text:p>ECE_mean</text:p>
          </table:table-cell>
          <table:table-cell office:value-type="string" calcext:value-type="string">
            <text:p>ECE_std</text:p>
          </table:table-cell>
          <table:table-cell office:value-type="string" calcext:value-type="string">
            <text:p>ECE_15bins_mean</text:p>
          </table:table-cell>
          <table:table-cell office:value-type="string" calcext:value-type="string">
            <text:p>ECE_15bins_std</text:p>
          </table:table-cell>
          <table:table-cell office:value-type="string" calcext:value-type="string">
            <text:p>MCE_mean</text:p>
          </table:table-cell>
          <table:table-cell office:value-type="string" calcext:value-type="string">
            <text:p>MCE_std</text:p>
          </table:table-cell>
          <table:table-cell office:value-type="string" calcext:value-type="string">
            <text:p>sharpness_mean</text:p>
          </table:table-cell>
          <table:table-cell office:value-type="string" calcext:value-type="string">
            <text:p>sharpness_std</text:p>
          </table:table-cell>
          <table:table-cell office:value-type="string" calcext:value-type="string">
            <text:p>overconfidence_mean</text:p>
          </table:table-cell>
          <table:table-cell office:value-type="string" calcext:value-type="string">
            <text:p>overconfidence_std</text:p>
          </table:table-cell>
          <table:table-cell office:value-type="string" calcext:value-type="string">
            <text:p>underconfidence_mean</text:p>
          </table:table-cell>
          <table:table-cell office:value-type="string" calcext:value-type="string">
            <text:p>underconfidence_std</text:p>
          </table:table-cell>
          <table:table-cell office:value-type="string" calcext:value-type="string">
            <text:p>avg_confidence_mean</text:p>
          </table:table-cell>
          <table:table-cell office:value-type="string" calcext:value-type="string">
            <text:p>avg_confidence_std</text:p>
          </table:table-cell>
          <table:table-cell office:value-type="string" calcext:value-type="string">
            <text:p>weighted_abs_conf_difference_mean</text:p>
          </table:table-cell>
          <table:table-cell office:value-type="string" calcext:value-type="string">
            <text:p>weighted_abs_conf_difference_std</text:p>
          </table:table-cell>
          <table:table-cell office:value-type="string" calcext:value-type="string">
            <text:p>cal_time_mean</text:p>
          </table:table-cell>
          <table:table-cell office:value-type="string" calcext:value-type="string">
            <text:p>cal_time_std</text:p>
          </table:table-cell>
          <table:table-cell office:value-type="string" calcext:value-type="string">
            <text:p>fit_time_mean</text:p>
          </table:table-cell>
          <table:table-cell office:value-type="string" calcext:value-type="string">
            <text:p>fit_time_std</text:p>
          </table:table-cell>
        </table:table-row>
        <table:table-row table:style-name="ro1">
          <table:table-cell office:value-type="string" calcext:value-type="string">
            <text:p>Uncal</text:p>
          </table:table-cell>
          <table:table-cell office:value-type="string" calcext:value-type="string">
            <text:p>CIFAR-100</text:p>
          </table:table-cell>
          <table:table-cell office:value-type="string" calcext:value-type="string">
            <text:p>alexnet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False</text:p>
          </table:table-cell>
          <table:table-cell office:value-type="float" office:value="0.439044444444445" calcext:value-type="float">
            <text:p>0.439044444444445</text:p>
          </table:table-cell>
          <table:table-cell office:value-type="float" office:value="0.00192036233435227" calcext:value-type="float">
            <text:p>0.001920362334352</text:p>
          </table:table-cell>
          <table:table-cell office:value-type="float" office:value="3.09658625573074" calcext:value-type="float">
            <text:p>3.09658625573074</text:p>
          </table:table-cell>
          <table:table-cell office:value-type="float" office:value="0.0146953982598721" calcext:value-type="float">
            <text:p>0.014695398259872</text:p>
          </table:table-cell>
          <table:table-cell office:value-type="float" office:value="0.275102290646894" calcext:value-type="float">
            <text:p>0.275102290646894</text:p>
          </table:table-cell>
          <table:table-cell office:value-type="float" office:value="0.00164638007606761" calcext:value-type="float">
            <text:p>0.001646380076068</text:p>
          </table:table-cell>
          <table:table-cell office:value-type="float" office:value="0.26762431807825" calcext:value-type="float">
            <text:p>0.26762431807825</text:p>
          </table:table-cell>
          <table:table-cell office:value-type="float" office:value="0.00166080626694514" calcext:value-type="float">
            <text:p>0.001660806266945</text:p>
          </table:table-cell>
          <table:table-cell office:value-type="float" office:value="0.530054802222509" calcext:value-type="float">
            <text:p>0.530054802222509</text:p>
          </table:table-cell>
          <table:table-cell office:value-type="float" office:value="0.0094391810031633" calcext:value-type="float">
            <text:p>0.009439181003163</text:p>
          </table:table-cell>
          <table:table-cell office:value-type="float" office:value="0.259361989507094" calcext:value-type="float">
            <text:p>0.259361989507094</text:p>
          </table:table-cell>
          <table:table-cell office:value-type="float" office:value="0.00045706086428896" calcext:value-type="float">
            <text:p>0.000457060864289</text:p>
          </table:table-cell>
          <table:table-cell office:value-type="float" office:value="0.609701775405939" calcext:value-type="float">
            <text:p>0.609701775405939</text:p>
          </table:table-cell>
          <table:table-cell office:value-type="float" office:value="0.000987167584198649" calcext:value-type="float">
            <text:p>0.000987167584199</text:p>
          </table:table-cell>
          <table:table-cell office:value-type="float" office:value="0.149291858989409" calcext:value-type="float">
            <text:p>0.149291858989409</text:p>
          </table:table-cell>
          <table:table-cell office:value-type="float" office:value="0.0012176145008597" calcext:value-type="float">
            <text:p>0.00121761450086</text:p>
          </table:table-cell>
          <table:table-cell office:value-type="float" office:value="0.715515211126444" calcext:value-type="float">
            <text:p>0.715515211126444</text:p>
          </table:table-cell>
          <table:table-cell office:value-type="float" office:value="0.000713037592318907" calcext:value-type="float">
            <text:p>0.000713037592319</text:p>
          </table:table-cell>
          <table:table-cell office:value-type="float" office:value="0.276470766682" calcext:value-type="float">
            <text:p>0.276470766682</text:p>
          </table:table-cell>
          <table:table-cell office:value-type="float" office:value="0.00161788371749224" calcext:value-type="float">
            <text:p>0.001617883717492</text:p>
          </table:table-cell>
          <table:table-cell office:value-type="float" office:value="0.00000233650207519531" calcext:value-type="float">
            <text:p>2.33650207519531E-06</text:p>
          </table:table-cell>
          <table:table-cell office:value-type="float" office:value="0.000000417516248593766" calcext:value-type="float">
            <text:p>4.17516248593766E-07</text:p>
          </table:table-cell>
          <table:table-cell office:value-type="float" office:value="0.00176377296447754" calcext:value-type="float">
            <text:p>0.001763772964478</text:p>
          </table:table-cell>
          <table:table-cell office:value-type="float" office:value="0.0000495108644688231" calcext:value-type="float">
            <text:p>4.95108644688231E-05</text:p>
          </table:table-cell>
        </table:table-row>
        <table:table-row table:style-name="ro1">
          <table:table-cell office:value-type="string" calcext:value-type="string">
            <text:p>Uncal</text:p>
          </table:table-cell>
          <table:table-cell office:value-type="string" calcext:value-type="string">
            <text:p>CIFAR-100</text:p>
          </table:table-cell>
          <table:table-cell office:value-type="string" calcext:value-type="string">
            <text:p>resnext-8x64d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False</text:p>
          </table:table-cell>
          <table:table-cell office:value-type="float" office:value="0.826044444444445" calcext:value-type="float">
            <text:p>0.826044444444445</text:p>
          </table:table-cell>
          <table:table-cell office:value-type="float" office:value="0.00136706307610388" calcext:value-type="float">
            <text:p>0.001367063076104</text:p>
          </table:table-cell>
          <table:table-cell office:value-type="float" office:value="0.704412060139005" calcext:value-type="float">
            <text:p>0.704412060139005</text:p>
          </table:table-cell>
          <table:table-cell office:value-type="float" office:value="0.00523351092755182" calcext:value-type="float">
            <text:p>0.005233510927552</text:p>
          </table:table-cell>
          <table:table-cell office:value-type="float" office:value="0.0495223296659747" calcext:value-type="float">
            <text:p>0.049522329665975</text:p>
          </table:table-cell>
          <table:table-cell office:value-type="float" office:value="0.000778082961794388" calcext:value-type="float">
            <text:p>0.000778082961794</text:p>
          </table:table-cell>
          <table:table-cell office:value-type="float" office:value="0.0244897529254834" calcext:value-type="float">
            <text:p>0.024489752925484</text:p>
          </table:table-cell>
          <table:table-cell office:value-type="float" office:value="0.00106586177716501" calcext:value-type="float">
            <text:p>0.001065861777165</text:p>
          </table:table-cell>
          <table:table-cell office:value-type="float" office:value="0.266121544782516" calcext:value-type="float">
            <text:p>0.266121544782516</text:p>
          </table:table-cell>
          <table:table-cell office:value-type="float" office:value="0.0336080836518611" calcext:value-type="float">
            <text:p>0.033608083651861</text:p>
          </table:table-cell>
          <table:table-cell office:value-type="float" office:value="0.219701848834807" calcext:value-type="float">
            <text:p>0.219701848834807</text:p>
          </table:table-cell>
          <table:table-cell office:value-type="float" office:value="0.00147772117522564" calcext:value-type="float">
            <text:p>0.001477721175226</text:p>
          </table:table-cell>
          <table:table-cell office:value-type="float" office:value="0.571466586895387" calcext:value-type="float">
            <text:p>0.571466586895387</text:p>
          </table:table-cell>
          <table:table-cell office:value-type="float" office:value="0.00213036657839151" calcext:value-type="float">
            <text:p>0.002130366578392</text:p>
          </table:table-cell>
          <table:table-cell office:value-type="float" office:value="0.0708953769827943" calcext:value-type="float">
            <text:p>0.070895376982794</text:p>
          </table:table-cell>
          <table:table-cell office:value-type="float" office:value="0.000380466749138022" calcext:value-type="float">
            <text:p>0.000380466749138</text:p>
          </table:table-cell>
          <table:table-cell office:value-type="float" office:value="0.86689050504259" calcext:value-type="float">
            <text:p>0.86689050504259</text:p>
          </table:table-cell>
          <table:table-cell office:value-type="float" office:value="0.000788155719351102" calcext:value-type="float">
            <text:p>0.000788155719351</text:p>
          </table:table-cell>
          <table:table-cell office:value-type="float" office:value="0.0408460605981457" calcext:value-type="float">
            <text:p>0.040846060598146</text:p>
          </table:table-cell>
          <table:table-cell office:value-type="float" office:value="0.00102403788886689" calcext:value-type="float">
            <text:p>0.001024037888867</text:p>
          </table:table-cell>
          <table:table-cell office:value-type="float" office:value="0.00000250339508056641" calcext:value-type="float">
            <text:p>2.50339508056641E-06</text:p>
          </table:table-cell>
          <table:table-cell office:value-type="float" office:value="0.000000280978990072627" calcext:value-type="float">
            <text:p>2.80978990072627E-07</text:p>
          </table:table-cell>
          <table:table-cell office:value-type="float" office:value="0.00179347991943359" calcext:value-type="float">
            <text:p>0.001793479919434</text:p>
          </table:table-cell>
          <table:table-cell office:value-type="float" office:value="0.000119631243023221" calcext:value-type="float">
            <text:p>0.000119631243023</text:p>
          </table:table-cell>
        </table:table-row>
        <table:table-row table:style-name="ro1">
          <table:table-cell office:value-type="string" calcext:value-type="string">
            <text:p>Uncal</text:p>
          </table:table-cell>
          <table:table-cell office:value-type="string" calcext:value-type="string">
            <text:p>CIFAR-100</text:p>
          </table:table-cell>
          <table:table-cell office:value-type="string" calcext:value-type="string">
            <text:p>resnext-16x64d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False</text:p>
          </table:table-cell>
          <table:table-cell office:value-type="float" office:value="0.826766666666666" calcext:value-type="float">
            <text:p>0.826766666666666</text:p>
          </table:table-cell>
          <table:table-cell office:value-type="float" office:value="0.00122440881846402" calcext:value-type="float">
            <text:p>0.001224408818464</text:p>
          </table:table-cell>
          <table:table-cell office:value-type="float" office:value="0.690993831585528" calcext:value-type="float">
            <text:p>0.690993831585528</text:p>
          </table:table-cell>
          <table:table-cell office:value-type="float" office:value="0.00626856790202692" calcext:value-type="float">
            <text:p>0.006268567902027</text:p>
          </table:table-cell>
          <table:table-cell office:value-type="float" office:value="0.0527074222097826" calcext:value-type="float">
            <text:p>0.052707422209783</text:p>
          </table:table-cell>
          <table:table-cell office:value-type="float" office:value="0.00105091850967227" calcext:value-type="float">
            <text:p>0.001050918509672</text:p>
          </table:table-cell>
          <table:table-cell office:value-type="float" office:value="0.0281770250904808" calcext:value-type="float">
            <text:p>0.028177025090481</text:p>
          </table:table-cell>
          <table:table-cell office:value-type="float" office:value="0.00100309649489441" calcext:value-type="float">
            <text:p>0.001003096494894</text:p>
          </table:table-cell>
          <table:table-cell office:value-type="float" office:value="0.288221930391504" calcext:value-type="float">
            <text:p>0.288221930391504</text:p>
          </table:table-cell>
          <table:table-cell office:value-type="float" office:value="0.0126030359153484" calcext:value-type="float">
            <text:p>0.012603035915348</text:p>
          </table:table-cell>
          <table:table-cell office:value-type="float" office:value="0.219555049980027" calcext:value-type="float">
            <text:p>0.219555049980027</text:p>
          </table:table-cell>
          <table:table-cell office:value-type="float" office:value="0.000892051930125771" calcext:value-type="float">
            <text:p>0.000892051930126</text:p>
          </table:table-cell>
          <table:table-cell office:value-type="float" office:value="0.57415815916965" calcext:value-type="float">
            <text:p>0.57415815916965</text:p>
          </table:table-cell>
          <table:table-cell office:value-type="float" office:value="0.00195169690018281" calcext:value-type="float">
            <text:p>0.001951696900183</text:p>
          </table:table-cell>
          <table:table-cell office:value-type="float" office:value="0.0706239778728468" calcext:value-type="float">
            <text:p>0.070623977872847</text:p>
          </table:table-cell>
          <table:table-cell office:value-type="float" office:value="0.000379998629692438" calcext:value-type="float">
            <text:p>0.000379998629692</text:p>
          </table:table-cell>
          <table:table-cell office:value-type="float" office:value="0.867841454793948" calcext:value-type="float">
            <text:p>0.867841454793948</text:p>
          </table:table-cell>
          <table:table-cell office:value-type="float" office:value="0.000598659469306558" calcext:value-type="float">
            <text:p>0.000598659469307</text:p>
          </table:table-cell>
          <table:table-cell office:value-type="float" office:value="0.0410747881272813" calcext:value-type="float">
            <text:p>0.041074788127281</text:p>
          </table:table-cell>
          <table:table-cell office:value-type="float" office:value="0.00105923566525698" calcext:value-type="float">
            <text:p>0.001059235665257</text:p>
          </table:table-cell>
          <table:table-cell office:value-type="float" office:value="0.00000236034393310547" calcext:value-type="float">
            <text:p>2.36034393310547E-06</text:p>
          </table:table-cell>
          <table:table-cell office:value-type="float" office:value="0.000000326709823466849" calcext:value-type="float">
            <text:p>3.26709823466849E-07</text:p>
          </table:table-cell>
          <table:table-cell office:value-type="float" office:value="0.0017857551574707" calcext:value-type="float">
            <text:p>0.001785755157471</text:p>
          </table:table-cell>
          <table:table-cell office:value-type="float" office:value="0.0000672263358221801" calcext:value-type="float">
            <text:p>6.72263358221801E-05</text:p>
          </table:table-cell>
        </table:table-row>
        <table:table-row table:style-name="ro1">
          <table:table-cell office:value-type="string" calcext:value-type="string">
            <text:p>Uncal</text:p>
          </table:table-cell>
          <table:table-cell office:value-type="string" calcext:value-type="string">
            <text:p>CIFAR-100</text:p>
          </table:table-cell>
          <table:table-cell office:value-type="string" calcext:value-type="string">
            <text:p>densenet-bc-l190-k4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False</text:p>
          </table:table-cell>
          <table:table-cell office:value-type="float" office:value="0.827433333333333" calcext:value-type="float">
            <text:p>0.827433333333333</text:p>
          </table:table-cell>
          <table:table-cell office:value-type="float" office:value="0.000983331589591819" calcext:value-type="float">
            <text:p>0.000983331589592</text:p>
          </table:table-cell>
          <table:table-cell office:value-type="float" office:value="0.755300301281664" calcext:value-type="float">
            <text:p>0.755300301281664</text:p>
          </table:table-cell>
          <table:table-cell office:value-type="float" office:value="0.00664580546983372" calcext:value-type="float">
            <text:p>0.006645805469834</text:p>
          </table:table-cell>
          <table:table-cell office:value-type="float" office:value="0.0717146358482422" calcext:value-type="float">
            <text:p>0.071714635848242</text:p>
          </table:table-cell>
          <table:table-cell office:value-type="float" office:value="0.000572504536283181" calcext:value-type="float">
            <text:p>0.000572504536283</text:p>
          </table:table-cell>
          <table:table-cell office:value-type="float" office:value="0.0486594267381781" calcext:value-type="float">
            <text:p>0.048659426738178</text:p>
          </table:table-cell>
          <table:table-cell office:value-type="float" office:value="0.000702829786318917" calcext:value-type="float">
            <text:p>0.000702829786319</text:p>
          </table:table-cell>
          <table:table-cell office:value-type="float" office:value="0.382416945449768" calcext:value-type="float">
            <text:p>0.382416945449768</text:p>
          </table:table-cell>
          <table:table-cell office:value-type="float" office:value="0.0253339685607168" calcext:value-type="float">
            <text:p>0.025333968560717</text:p>
          </table:table-cell>
          <table:table-cell office:value-type="float" office:value="0.143874836568078" calcext:value-type="float">
            <text:p>0.143874836568078</text:p>
          </table:table-cell>
          <table:table-cell office:value-type="float" office:value="0.00104375877006922" calcext:value-type="float">
            <text:p>0.001043758770069</text:p>
          </table:table-cell>
          <table:table-cell office:value-type="float" office:value="0.672556760179919" calcext:value-type="float">
            <text:p>0.672556760179919</text:p>
          </table:table-cell>
          <table:table-cell office:value-type="float" office:value="0.00206990805605851" calcext:value-type="float">
            <text:p>0.002069908056059</text:p>
          </table:table-cell>
          <table:table-cell office:value-type="float" office:value="0.0530802892618746" calcext:value-type="float">
            <text:p>0.053080289261875</text:p>
          </table:table-cell>
          <table:table-cell office:value-type="float" office:value="0.000371342294509372" calcext:value-type="float">
            <text:p>0.000371342294509</text:p>
          </table:table-cell>
          <table:table-cell office:value-type="float" office:value="0.899574325304192" calcext:value-type="float">
            <text:p>0.899574325304192</text:p>
          </table:table-cell>
          <table:table-cell office:value-type="float" office:value="0.000491213611212424" calcext:value-type="float">
            <text:p>0.000491213611212</text:p>
          </table:table-cell>
          <table:table-cell office:value-type="float" office:value="0.0721409919708583" calcext:value-type="float">
            <text:p>0.072140991970858</text:p>
          </table:table-cell>
          <table:table-cell office:value-type="float" office:value="0.000695432525119338" calcext:value-type="float">
            <text:p>0.000695432525119</text:p>
          </table:table-cell>
          <table:table-cell office:value-type="float" office:value="0.000002288818359375" calcext:value-type="float">
            <text:p>2.288818359375E-06</text:p>
          </table:table-cell>
          <table:table-cell office:value-type="float" office:value="0.000000596840647237097" calcext:value-type="float">
            <text:p>5.96840647237097E-07</text:p>
          </table:table-cell>
          <table:table-cell office:value-type="float" office:value="0.0019024133682251" calcext:value-type="float">
            <text:p>0.001902413368225</text:p>
          </table:table-cell>
          <table:table-cell office:value-type="float" office:value="0.000412053389563213" calcext:value-type="float">
            <text:p>0.000412053389563</text:p>
          </table:table-cell>
        </table:table-row>
        <table:table-row table:style-name="ro1">
          <table:table-cell office:value-type="string" calcext:value-type="string">
            <text:p>Uncal</text:p>
          </table:table-cell>
          <table:table-cell office:value-type="string" calcext:value-type="string">
            <text:p>CIFAR-100</text:p>
          </table:table-cell>
          <table:table-cell office:value-type="string" calcext:value-type="string">
            <text:p>WRN-28-10-drop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False</text:p>
          </table:table-cell>
          <table:table-cell office:value-type="float" office:value="0.818322222222222" calcext:value-type="float">
            <text:p>0.818322222222222</text:p>
          </table:table-cell>
          <table:table-cell office:value-type="float" office:value="0.00136128116851483" calcext:value-type="float">
            <text:p>0.001361281168515</text:p>
          </table:table-cell>
          <table:table-cell office:value-type="float" office:value="0.757335774170779" calcext:value-type="float">
            <text:p>0.757335774170779</text:p>
          </table:table-cell>
          <table:table-cell office:value-type="float" office:value="0.00611267245086841" calcext:value-type="float">
            <text:p>0.006112672450868</text:p>
          </table:table-cell>
          <table:table-cell office:value-type="float" office:value="0.06644718231583" calcext:value-type="float">
            <text:p>0.06644718231583</text:p>
          </table:table-cell>
          <table:table-cell office:value-type="float" office:value="0.000921723646696845" calcext:value-type="float">
            <text:p>0.000921723646697</text:p>
          </table:table-cell>
          <table:table-cell office:value-type="float" office:value="0.0445334310422908" calcext:value-type="float">
            <text:p>0.044533431042291</text:p>
          </table:table-cell>
          <table:table-cell office:value-type="float" office:value="0.00110939161957746" calcext:value-type="float">
            <text:p>0.001109391619577</text:p>
          </table:table-cell>
          <table:table-cell office:value-type="float" office:value="0.340805999662588" calcext:value-type="float">
            <text:p>0.340805999662588</text:p>
          </table:table-cell>
          <table:table-cell office:value-type="float" office:value="0.0202244634719806" calcext:value-type="float">
            <text:p>0.020224463471981</text:p>
          </table:table-cell>
          <table:table-cell office:value-type="float" office:value="0.186202323084485" calcext:value-type="float">
            <text:p>0.186202323084485</text:p>
          </table:table-cell>
          <table:table-cell office:value-type="float" office:value="0.00118353097870595" calcext:value-type="float">
            <text:p>0.001183530978706</text:p>
          </table:table-cell>
          <table:table-cell office:value-type="float" office:value="0.628509056471934" calcext:value-type="float">
            <text:p>0.628509056471934</text:p>
          </table:table-cell>
          <table:table-cell office:value-type="float" office:value="0.00195360466911055" calcext:value-type="float">
            <text:p>0.001953604669111</text:p>
          </table:table-cell>
          <table:table-cell office:value-type="float" office:value="0.0653517491836505" calcext:value-type="float">
            <text:p>0.065351749183651</text:p>
          </table:table-cell>
          <table:table-cell office:value-type="float" office:value="0.00044021052430682" calcext:value-type="float">
            <text:p>0.000440210524307</text:p>
          </table:table-cell>
          <table:table-cell office:value-type="float" office:value="0.879029466360655" calcext:value-type="float">
            <text:p>0.879029466360655</text:p>
          </table:table-cell>
          <table:table-cell office:value-type="float" office:value="0.000712032435492785" calcext:value-type="float">
            <text:p>0.000712032435493</text:p>
          </table:table-cell>
          <table:table-cell office:value-type="float" office:value="0.0607072441384329" calcext:value-type="float">
            <text:p>0.060707244138433</text:p>
          </table:table-cell>
          <table:table-cell office:value-type="float" office:value="0.00105939492702683" calcext:value-type="float">
            <text:p>0.001059394927027</text:p>
          </table:table-cell>
          <table:table-cell office:value-type="float" office:value="0.00000255107879638672" calcext:value-type="float">
            <text:p>2.55107879638672E-06</text:p>
          </table:table-cell>
          <table:table-cell office:value-type="float" office:value="0.000000298420323618549" calcext:value-type="float">
            <text:p>2.98420323618549E-07</text:p>
          </table:table-cell>
          <table:table-cell office:value-type="float" office:value="0.00180797576904297" calcext:value-type="float">
            <text:p>0.001807975769043</text:p>
          </table:table-cell>
          <table:table-cell office:value-type="float" office:value="0.0000668904511139138" calcext:value-type="float">
            <text:p>6.68904511139138E-05</text:p>
          </table:table-cell>
        </table:table-row>
        <table:table-row table:style-name="ro1">
          <table:table-cell office:value-type="string" calcext:value-type="string">
            <text:p>GPcalib</text:p>
          </table:table-cell>
          <table:table-cell office:value-type="string" calcext:value-type="string">
            <text:p>CIFAR-100</text:p>
          </table:table-cell>
          <table:table-cell office:value-type="string" calcext:value-type="string">
            <text:p>alexnet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False</text:p>
          </table:table-cell>
          <table:table-cell office:value-type="float" office:value="0.437444444444444" calcext:value-type="float">
            <text:p>0.437444444444444</text:p>
          </table:table-cell>
          <table:table-cell office:value-type="float" office:value="0.00229450348173829" calcext:value-type="float">
            <text:p>0.002294503481738</text:p>
          </table:table-cell>
          <table:table-cell office:value-type="float" office:value="2.44859786140438" calcext:value-type="float">
            <text:p>2.44859786140438</text:p>
          </table:table-cell>
          <table:table-cell office:value-type="float" office:value="0.0220267831406396" calcext:value-type="float">
            <text:p>0.02202678314064</text:p>
          </table:table-cell>
          <table:table-cell office:value-type="float" office:value="0.0576785090623637" calcext:value-type="float">
            <text:p>0.057678509062364</text:p>
          </table:table-cell>
          <table:table-cell office:value-type="float" office:value="0.0131995446969091" calcext:value-type="float">
            <text:p>0.013199544696909</text:p>
          </table:table-cell>
          <table:table-cell office:value-type="float" office:value="0.0485980378557028" calcext:value-type="float">
            <text:p>0.048598037855703</text:p>
          </table:table-cell>
          <table:table-cell office:value-type="float" office:value="0.014797191233072" calcext:value-type="float">
            <text:p>0.014797191233072</text:p>
          </table:table-cell>
          <table:table-cell office:value-type="float" office:value="0.212700284639639" calcext:value-type="float">
            <text:p>0.212700284639639</text:p>
          </table:table-cell>
          <table:table-cell office:value-type="float" office:value="0.0378377430080516" calcext:value-type="float">
            <text:p>0.037837743008052</text:p>
          </table:table-cell>
          <table:table-cell office:value-type="float" office:value="0.323569054452988" calcext:value-type="float">
            <text:p>0.323569054452988</text:p>
          </table:table-cell>
          <table:table-cell office:value-type="float" office:value="0.0191842077214948" calcext:value-type="float">
            <text:p>0.019184207721495</text:p>
          </table:table-cell>
          <table:table-cell office:value-type="float" office:value="0.350339578781463" calcext:value-type="float">
            <text:p>0.350339578781463</text:p>
          </table:table-cell>
          <table:table-cell office:value-type="float" office:value="0.0226581369396698" calcext:value-type="float">
            <text:p>0.02265813693967</text:p>
          </table:table-cell>
          <table:table-cell office:value-type="float" office:value="0.351964263983058" calcext:value-type="float">
            <text:p>0.351964263983058</text:p>
          </table:table-cell>
          <table:table-cell office:value-type="float" office:value="0.0200349490875346" calcext:value-type="float">
            <text:p>0.020034949087535</text:p>
          </table:table-cell>
          <table:table-cell office:value-type="float" office:value="0.480555226480218" calcext:value-type="float">
            <text:p>0.480555226480218</text:p>
          </table:table-cell>
          <table:table-cell office:value-type="float" office:value="0.0209101199042409" calcext:value-type="float">
            <text:p>0.020910119904241</text:p>
          </table:table-cell>
          <table:table-cell office:value-type="float" office:value="0.0431107820357732" calcext:value-type="float">
            <text:p>0.043110782035773</text:p>
          </table:table-cell>
          <table:table-cell office:value-type="float" office:value="0.0201419000571846" calcext:value-type="float">
            <text:p>0.020141900057185</text:p>
          </table:table-cell>
          <table:table-cell office:value-type="float" office:value="2.53150110244751" calcext:value-type="float">
            <text:p>2.53150110244751</text:p>
          </table:table-cell>
          <table:table-cell office:value-type="float" office:value="0.0557569287266062" calcext:value-type="float">
            <text:p>0.055756928726606</text:p>
          </table:table-cell>
          <table:table-cell office:value-type="float" office:value="37.7021426916122" calcext:value-type="float">
            <text:p>37.7021426916122</text:p>
          </table:table-cell>
          <table:table-cell office:value-type="float" office:value="0.756654228483888" calcext:value-type="float">
            <text:p>0.756654228483888</text:p>
          </table:table-cell>
        </table:table-row>
        <table:table-row table:style-name="ro1">
          <table:table-cell office:value-type="string" calcext:value-type="string">
            <text:p>GPcalib</text:p>
          </table:table-cell>
          <table:table-cell office:value-type="string" calcext:value-type="string">
            <text:p>CIFAR-100</text:p>
          </table:table-cell>
          <table:table-cell office:value-type="string" calcext:value-type="string">
            <text:p>resnext-8x64d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False</text:p>
          </table:table-cell>
          <table:table-cell office:value-type="float" office:value="0.825522222222222" calcext:value-type="float">
            <text:p>0.825522222222222</text:p>
          </table:table-cell>
          <table:table-cell office:value-type="float" office:value="0.00124727411973741" calcext:value-type="float">
            <text:p>0.001247274119737</text:p>
          </table:table-cell>
          <table:table-cell office:value-type="float" office:value="0.666145575200075" calcext:value-type="float">
            <text:p>0.666145575200075</text:p>
          </table:table-cell>
          <table:table-cell office:value-type="float" office:value="0.00615414558060317" calcext:value-type="float">
            <text:p>0.006154145580603</text:p>
          </table:table-cell>
          <table:table-cell office:value-type="float" office:value="0.035399544885208" calcext:value-type="float">
            <text:p>0.035399544885208</text:p>
          </table:table-cell>
          <table:table-cell office:value-type="float" office:value="0.00417451873491995" calcext:value-type="float">
            <text:p>0.00417451873492</text:p>
          </table:table-cell>
          <table:table-cell office:value-type="float" office:value="0.0255262339525468" calcext:value-type="float">
            <text:p>0.025526233952547</text:p>
          </table:table-cell>
          <table:table-cell office:value-type="float" office:value="0.008010512897601" calcext:value-type="float">
            <text:p>0.008010512897601</text:p>
          </table:table-cell>
          <table:table-cell office:value-type="float" office:value="0.248902942095346" calcext:value-type="float">
            <text:p>0.248902942095346</text:p>
          </table:table-cell>
          <table:table-cell office:value-type="float" office:value="0.0564276485554451" calcext:value-type="float">
            <text:p>0.056427648555445</text:p>
          </table:table-cell>
          <table:table-cell office:value-type="float" office:value="0.225742027381595" calcext:value-type="float">
            <text:p>0.225742027381595</text:p>
          </table:table-cell>
          <table:table-cell office:value-type="float" office:value="0.0171259771183681" calcext:value-type="float">
            <text:p>0.017125977118368</text:p>
          </table:table-cell>
          <table:table-cell office:value-type="float" office:value="0.523616219191063" calcext:value-type="float">
            <text:p>0.523616219191063</text:p>
          </table:table-cell>
          <table:table-cell office:value-type="float" office:value="0.01801316466065" calcext:value-type="float">
            <text:p>0.01801316466065</text:p>
          </table:table-cell>
          <table:table-cell office:value-type="float" office:value="0.11035449878866" calcext:value-type="float">
            <text:p>0.11035449878866</text:p>
          </table:table-cell>
          <table:table-cell office:value-type="float" office:value="0.00898488530386882" calcext:value-type="float">
            <text:p>0.008984885303869</text:p>
          </table:table-cell>
          <table:table-cell office:value-type="float" office:value="0.825785769572309" calcext:value-type="float">
            <text:p>0.825785769572309</text:p>
          </table:table-cell>
          <table:table-cell office:value-type="float" office:value="0.00973524564633166" calcext:value-type="float">
            <text:p>0.009735245646332</text:p>
          </table:table-cell>
          <table:table-cell office:value-type="float" office:value="0.00803662346507435" calcext:value-type="float">
            <text:p>0.008036623465074</text:p>
          </table:table-cell>
          <table:table-cell office:value-type="float" office:value="0.0060063193179787" calcext:value-type="float">
            <text:p>0.006006319317979</text:p>
          </table:table-cell>
          <table:table-cell office:value-type="float" office:value="2.54150183200836" calcext:value-type="float">
            <text:p>2.54150183200836</text:p>
          </table:table-cell>
          <table:table-cell office:value-type="float" office:value="0.0380369800636379" calcext:value-type="float">
            <text:p>0.038036980063638</text:p>
          </table:table-cell>
          <table:table-cell office:value-type="float" office:value="22.7578526258469" calcext:value-type="float">
            <text:p>22.7578526258469</text:p>
          </table:table-cell>
          <table:table-cell office:value-type="float" office:value="10.7421769448415" calcext:value-type="float">
            <text:p>10.7421769448415</text:p>
          </table:table-cell>
        </table:table-row>
        <table:table-row table:style-name="ro1">
          <table:table-cell office:value-type="string" calcext:value-type="string">
            <text:p>GPcalib</text:p>
          </table:table-cell>
          <table:table-cell office:value-type="string" calcext:value-type="string">
            <text:p>CIFAR-100</text:p>
          </table:table-cell>
          <table:table-cell office:value-type="string" calcext:value-type="string">
            <text:p>resnext-16x64d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False</text:p>
          </table:table-cell>
          <table:table-cell office:value-type="float" office:value="0.826466666666667" calcext:value-type="float">
            <text:p>0.826466666666667</text:p>
          </table:table-cell>
          <table:table-cell office:value-type="float" office:value="0.00104073415049977" calcext:value-type="float">
            <text:p>0.0010407341505</text:p>
          </table:table-cell>
          <table:table-cell office:value-type="float" office:value="0.652629546963252" calcext:value-type="float">
            <text:p>0.652629546963252</text:p>
          </table:table-cell>
          <table:table-cell office:value-type="float" office:value="0.00666432777770085" calcext:value-type="float">
            <text:p>0.006664327777701</text:p>
          </table:table-cell>
          <table:table-cell office:value-type="float" office:value="0.028600346700842" calcext:value-type="float">
            <text:p>0.028600346700842</text:p>
          </table:table-cell>
          <table:table-cell office:value-type="float" office:value="0.00223233433992875" calcext:value-type="float">
            <text:p>0.002232334339929</text:p>
          </table:table-cell>
          <table:table-cell office:value-type="float" office:value="0.0232857752262945" calcext:value-type="float">
            <text:p>0.023285775226295</text:p>
          </table:table-cell>
          <table:table-cell office:value-type="float" office:value="0.00508201169427062" calcext:value-type="float">
            <text:p>0.005082011694271</text:p>
          </table:table-cell>
          <table:table-cell office:value-type="float" office:value="0.239838296668108" calcext:value-type="float">
            <text:p>0.239838296668108</text:p>
          </table:table-cell>
          <table:table-cell office:value-type="float" office:value="0.0491640250926608" calcext:value-type="float">
            <text:p>0.049164025092661</text:p>
          </table:table-cell>
          <table:table-cell office:value-type="float" office:value="0.211416058817839" calcext:value-type="float">
            <text:p>0.211416058817839</text:p>
          </table:table-cell>
          <table:table-cell office:value-type="float" office:value="0.0172253565747089" calcext:value-type="float">
            <text:p>0.017225356574709</text:p>
          </table:table-cell>
          <table:table-cell office:value-type="float" office:value="0.53663923606583" calcext:value-type="float">
            <text:p>0.53663923606583</text:p>
          </table:table-cell>
          <table:table-cell office:value-type="float" office:value="0.0209481871689998" calcext:value-type="float">
            <text:p>0.020948187169</text:p>
          </table:table-cell>
          <table:table-cell office:value-type="float" office:value="0.106022951900992" calcext:value-type="float">
            <text:p>0.106022951900992</text:p>
          </table:table-cell>
          <table:table-cell office:value-type="float" office:value="0.00686904774615239" calcext:value-type="float">
            <text:p>0.006869047746152</text:p>
          </table:table-cell>
          <table:table-cell office:value-type="float" office:value="0.83197798826382" calcext:value-type="float">
            <text:p>0.83197798826382</text:p>
          </table:table-cell>
          <table:table-cell office:value-type="float" office:value="0.00859748072932464" calcext:value-type="float">
            <text:p>0.008597480729325</text:p>
          </table:table-cell>
          <table:table-cell office:value-type="float" office:value="0.00896073150997063" calcext:value-type="float">
            <text:p>0.008960731509971</text:p>
          </table:table-cell>
          <table:table-cell office:value-type="float" office:value="0.00576832168028555" calcext:value-type="float">
            <text:p>0.005768321680286</text:p>
          </table:table-cell>
          <table:table-cell office:value-type="float" office:value="2.54749095439911" calcext:value-type="float">
            <text:p>2.54749095439911</text:p>
          </table:table-cell>
          <table:table-cell office:value-type="float" office:value="0.0572005638837392" calcext:value-type="float">
            <text:p>0.057200563883739</text:p>
          </table:table-cell>
          <table:table-cell office:value-type="float" office:value="26.3449152708054" calcext:value-type="float">
            <text:p>26.3449152708054</text:p>
          </table:table-cell>
          <table:table-cell office:value-type="float" office:value="9.26155757849891" calcext:value-type="float">
            <text:p>9.26155757849891</text:p>
          </table:table-cell>
        </table:table-row>
        <table:table-row table:style-name="ro1">
          <table:table-cell office:value-type="string" calcext:value-type="string">
            <text:p>GPcalib</text:p>
          </table:table-cell>
          <table:table-cell office:value-type="string" calcext:value-type="string">
            <text:p>CIFAR-100</text:p>
          </table:table-cell>
          <table:table-cell office:value-type="string" calcext:value-type="string">
            <text:p>densenet-bc-l190-k4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False</text:p>
          </table:table-cell>
          <table:table-cell office:value-type="float" office:value="0.827211111111111" calcext:value-type="float">
            <text:p>0.827211111111111</text:p>
          </table:table-cell>
          <table:table-cell office:value-type="float" office:value="0.000952147237637122" calcext:value-type="float">
            <text:p>0.000952147237637</text:p>
          </table:table-cell>
          <table:table-cell office:value-type="float" office:value="0.681233750523606" calcext:value-type="float">
            <text:p>0.681233750523606</text:p>
          </table:table-cell>
          <table:table-cell office:value-type="float" office:value="0.0101217494510266" calcext:value-type="float">
            <text:p>0.010121749451027</text:p>
          </table:table-cell>
          <table:table-cell office:value-type="float" office:value="0.0349980498686376" calcext:value-type="float">
            <text:p>0.034998049868638</text:p>
          </table:table-cell>
          <table:table-cell office:value-type="float" office:value="0.0038395272607433" calcext:value-type="float">
            <text:p>0.003839527260743</text:p>
          </table:table-cell>
          <table:table-cell office:value-type="float" office:value="0.0176674762493374" calcext:value-type="float">
            <text:p>0.017667476249337</text:p>
          </table:table-cell>
          <table:table-cell office:value-type="float" office:value="0.00346776529946401" calcext:value-type="float">
            <text:p>0.003467765299464</text:p>
          </table:table-cell>
          <table:table-cell office:value-type="float" office:value="0.223728970376029" calcext:value-type="float">
            <text:p>0.223728970376029</text:p>
          </table:table-cell>
          <table:table-cell office:value-type="float" office:value="0.0331301066047822" calcext:value-type="float">
            <text:p>0.033130106604782</text:p>
          </table:table-cell>
          <table:table-cell office:value-type="float" office:value="0.225396952360155" calcext:value-type="float">
            <text:p>0.225396952360155</text:p>
          </table:table-cell>
          <table:table-cell office:value-type="float" office:value="0.0213335275711942" calcext:value-type="float">
            <text:p>0.021333527571194</text:p>
          </table:table-cell>
          <table:table-cell office:value-type="float" office:value="0.539162209342131" calcext:value-type="float">
            <text:p>0.539162209342131</text:p>
          </table:table-cell>
          <table:table-cell office:value-type="float" office:value="0.0173964557886566" calcext:value-type="float">
            <text:p>0.017396455788657</text:p>
          </table:table-cell>
          <table:table-cell office:value-type="float" office:value="0.108234750496847" calcext:value-type="float">
            <text:p>0.108234750496847</text:p>
          </table:table-cell>
          <table:table-cell office:value-type="float" office:value="0.00507221644126299" calcext:value-type="float">
            <text:p>0.005072216441263</text:p>
          </table:table-cell>
          <table:table-cell office:value-type="float" office:value="0.830833980770571" calcext:value-type="float">
            <text:p>0.830833980770571</text:p>
          </table:table-cell>
          <table:table-cell office:value-type="float" office:value="0.00477642313650993" calcext:value-type="float">
            <text:p>0.00477642313651</text:p>
          </table:table-cell>
          <table:table-cell office:value-type="float" office:value="0.00438731707101121" calcext:value-type="float">
            <text:p>0.004387317071011</text:p>
          </table:table-cell>
          <table:table-cell office:value-type="float" office:value="0.0042538265066373" calcext:value-type="float">
            <text:p>0.004253826506637</text:p>
          </table:table-cell>
          <table:table-cell office:value-type="float" office:value="2.55766699314117" calcext:value-type="float">
            <text:p>2.55766699314117</text:p>
          </table:table-cell>
          <table:table-cell office:value-type="float" office:value="0.0377587569548966" calcext:value-type="float">
            <text:p>0.037758756954897</text:p>
          </table:table-cell>
          <table:table-cell office:value-type="float" office:value="17.010356760025" calcext:value-type="float">
            <text:p>17.010356760025</text:p>
          </table:table-cell>
          <table:table-cell office:value-type="float" office:value="12.753964029517" calcext:value-type="float">
            <text:p>12.753964029517</text:p>
          </table:table-cell>
        </table:table-row>
        <table:table-row table:style-name="ro1">
          <table:table-cell office:value-type="string" calcext:value-type="string">
            <text:p>GPcalib</text:p>
          </table:table-cell>
          <table:table-cell office:value-type="string" calcext:value-type="string">
            <text:p>CIFAR-100</text:p>
          </table:table-cell>
          <table:table-cell office:value-type="string" calcext:value-type="string">
            <text:p>WRN-28-10-drop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False</text:p>
          </table:table-cell>
          <table:table-cell office:value-type="float" office:value="0.817655555555556" calcext:value-type="float">
            <text:p>0.817655555555556</text:p>
          </table:table-cell>
          <table:table-cell office:value-type="float" office:value="0.00130468187209754" calcext:value-type="float">
            <text:p>0.001304681872098</text:p>
          </table:table-cell>
          <table:table-cell office:value-type="float" office:value="0.702735034028186" calcext:value-type="float">
            <text:p>0.702735034028186</text:p>
          </table:table-cell>
          <table:table-cell office:value-type="float" office:value="0.00422062648392517" calcext:value-type="float">
            <text:p>0.004220626483925</text:p>
          </table:table-cell>
          <table:table-cell office:value-type="float" office:value="0.0371368156270816" calcext:value-type="float">
            <text:p>0.037136815627082</text:p>
          </table:table-cell>
          <table:table-cell office:value-type="float" office:value="0.00328094941846326" calcext:value-type="float">
            <text:p>0.003280949418463</text:p>
          </table:table-cell>
          <table:table-cell office:value-type="float" office:value="0.0247821550515051" calcext:value-type="float">
            <text:p>0.024782155051505</text:p>
          </table:table-cell>
          <table:table-cell office:value-type="float" office:value="0.00553440586259747" calcext:value-type="float">
            <text:p>0.005534405862597</text:p>
          </table:table-cell>
          <table:table-cell office:value-type="float" office:value="0.477716997561825" calcext:value-type="float">
            <text:p>0.477716997561825</text:p>
          </table:table-cell>
          <table:table-cell office:value-type="float" office:value="0.313360738926889" calcext:value-type="float">
            <text:p>0.313360738926889</text:p>
          </table:table-cell>
          <table:table-cell office:value-type="float" office:value="0.236879517997727" calcext:value-type="float">
            <text:p>0.236879517997727</text:p>
          </table:table-cell>
          <table:table-cell office:value-type="float" office:value="0.0291097230473046" calcext:value-type="float">
            <text:p>0.029109723047305</text:p>
          </table:table-cell>
          <table:table-cell office:value-type="float" office:value="0.524189252325779" calcext:value-type="float">
            <text:p>0.524189252325779</text:p>
          </table:table-cell>
          <table:table-cell office:value-type="float" office:value="0.0275470064219044" calcext:value-type="float">
            <text:p>0.027547006421904</text:p>
          </table:table-cell>
          <table:table-cell office:value-type="float" office:value="0.119382740733886" calcext:value-type="float">
            <text:p>0.119382740733886</text:p>
          </table:table-cell>
          <table:table-cell office:value-type="float" office:value="0.00786590054805633" calcext:value-type="float">
            <text:p>0.007865900548056</text:p>
          </table:table-cell>
          <table:table-cell office:value-type="float" office:value="0.815635574387787" calcext:value-type="float">
            <text:p>0.815635574387787</text:p>
          </table:table-cell>
          <table:table-cell office:value-type="float" office:value="0.0102121341957408" calcext:value-type="float">
            <text:p>0.010212134195741</text:p>
          </table:table-cell>
          <table:table-cell office:value-type="float" office:value="0.0099536337349599" calcext:value-type="float">
            <text:p>0.00995363373496</text:p>
          </table:table-cell>
          <table:table-cell office:value-type="float" office:value="0.00362393331289041" calcext:value-type="float">
            <text:p>0.00362393331289</text:p>
          </table:table-cell>
          <table:table-cell office:value-type="float" office:value="2.53761343955994" calcext:value-type="float">
            <text:p>2.53761343955994</text:p>
          </table:table-cell>
          <table:table-cell office:value-type="float" office:value="0.0470278322961626" calcext:value-type="float">
            <text:p>0.047027832296163</text:p>
          </table:table-cell>
          <table:table-cell office:value-type="float" office:value="17.9144688367844" calcext:value-type="float">
            <text:p>17.9144688367844</text:p>
          </table:table-cell>
          <table:table-cell office:value-type="float" office:value="6.03309494832633" calcext:value-type="float">
            <text:p>6.03309494832633</text:p>
          </table:table-cell>
        </table:table-row>
        <table:table-row table:style-name="ro1">
          <table:table-cell office:value-type="string" calcext:value-type="string">
            <text:p>Isotonic</text:p>
          </table:table-cell>
          <table:table-cell office:value-type="string" calcext:value-type="string">
            <text:p>CIFAR-100</text:p>
          </table:table-cell>
          <table:table-cell office:value-type="string" calcext:value-type="string">
            <text:p>alexnet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False</text:p>
          </table:table-cell>
          <table:table-cell office:value-type="float" office:value="0.422366666666667" calcext:value-type="float">
            <text:p>0.422366666666667</text:p>
          </table:table-cell>
          <table:table-cell office:value-type="float" office:value="0.0039824891059158" calcext:value-type="float">
            <text:p>0.003982489105916</text:p>
          </table:table-cell>
          <table:table-cell office:value-type="float" office:value="5.1202415285249" calcext:value-type="float">
            <text:p>5.1202415285249</text:p>
          </table:table-cell>
          <table:table-cell office:value-type="float" office:value="0.351399241359664" calcext:value-type="float">
            <text:p>0.351399241359664</text:p>
          </table:table-cell>
          <table:table-cell office:value-type="float" office:value="0.123178900112233" calcext:value-type="float">
            <text:p>0.123178900112233</text:p>
          </table:table-cell>
          <table:table-cell office:value-type="float" office:value="0.0101527455946084" calcext:value-type="float">
            <text:p>0.010152745594608</text:p>
          </table:table-cell>
          <table:table-cell office:value-type="float" office:value="0.120484711640212" calcext:value-type="float">
            <text:p>0.120484711640212</text:p>
          </table:table-cell>
          <table:table-cell office:value-type="float" office:value="0.0101205638974286" calcext:value-type="float">
            <text:p>0.010120563897429</text:p>
          </table:table-cell>
          <table:table-cell office:value-type="float" office:value="0.350109211106062" calcext:value-type="float">
            <text:p>0.350109211106062</text:p>
          </table:table-cell>
          <table:table-cell office:value-type="float" office:value="0.036726957512291" calcext:value-type="float">
            <text:p>0.036726957512291</text:p>
          </table:table-cell>
          <table:table-cell office:value-type="float" office:value="0.362540670087215" calcext:value-type="float">
            <text:p>0.362540670087215</text:p>
          </table:table-cell>
          <table:table-cell office:value-type="float" office:value="0.00713877608027508" calcext:value-type="float">
            <text:p>0.007138776080275</text:p>
          </table:table-cell>
          <table:table-cell office:value-type="float" office:value="0.407611243679834" calcext:value-type="float">
            <text:p>0.407611243679834</text:p>
          </table:table-cell>
          <table:table-cell office:value-type="float" office:value="0.0123205270056044" calcext:value-type="float">
            <text:p>0.012320527005604</text:p>
          </table:table-cell>
          <table:table-cell office:value-type="float" office:value="0.266757893858356" calcext:value-type="float">
            <text:p>0.266757893858356</text:p>
          </table:table-cell>
          <table:table-cell office:value-type="float" office:value="0.00815525803335449" calcext:value-type="float">
            <text:p>0.008155258033355</text:p>
          </table:table-cell>
          <table:table-cell office:value-type="float" office:value="0.545134621351308" calcext:value-type="float">
            <text:p>0.545134621351308</text:p>
          </table:table-cell>
          <table:table-cell office:value-type="float" office:value="0.0105890743749398" calcext:value-type="float">
            <text:p>0.01058907437494</text:p>
          </table:table-cell>
          <table:table-cell office:value-type="float" office:value="0.122767954684641" calcext:value-type="float">
            <text:p>0.122767954684641</text:p>
          </table:table-cell>
          <table:table-cell office:value-type="float" office:value="0.0102702568278979" calcext:value-type="float">
            <text:p>0.010270256827898</text:p>
          </table:table-cell>
          <table:table-cell office:value-type="float" office:value="0.130789542198181" calcext:value-type="float">
            <text:p>0.130789542198181</text:p>
          </table:table-cell>
          <table:table-cell office:value-type="float" office:value="0.000677823330390637" calcext:value-type="float">
            <text:p>0.000677823330391</text:p>
          </table:table-cell>
          <table:table-cell office:value-type="float" office:value="0.0550116062164307" calcext:value-type="float">
            <text:p>0.055011606216431</text:p>
          </table:table-cell>
          <table:table-cell office:value-type="float" office:value="0.00129137472946057" calcext:value-type="float">
            <text:p>0.001291374729461</text:p>
          </table:table-cell>
        </table:table-row>
        <table:table-row table:style-name="ro1">
          <table:table-cell office:value-type="string" calcext:value-type="string">
            <text:p>Isotonic</text:p>
          </table:table-cell>
          <table:table-cell office:value-type="string" calcext:value-type="string">
            <text:p>CIFAR-100</text:p>
          </table:table-cell>
          <table:table-cell office:value-type="string" calcext:value-type="string">
            <text:p>resnext-8x64d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False</text:p>
          </table:table-cell>
          <table:table-cell office:value-type="float" office:value="0.813744444444444" calcext:value-type="float">
            <text:p>0.813744444444444</text:p>
          </table:table-cell>
          <table:table-cell office:value-type="float" office:value="0.00324705205544262" calcext:value-type="float">
            <text:p>0.003247052055443</text:p>
          </table:table-cell>
          <table:table-cell office:value-type="float" office:value="2.78979615958897" calcext:value-type="float">
            <text:p>2.78979615958897</text:p>
          </table:table-cell>
          <table:table-cell office:value-type="float" office:value="0.15155503414425" calcext:value-type="float">
            <text:p>0.15155503414425</text:p>
          </table:table-cell>
          <table:table-cell office:value-type="float" office:value="0.0598836369857688" calcext:value-type="float">
            <text:p>0.059883636985769</text:p>
          </table:table-cell>
          <table:table-cell office:value-type="float" office:value="0.00615437497530439" calcext:value-type="float">
            <text:p>0.006154374975304</text:p>
          </table:table-cell>
          <table:table-cell office:value-type="float" office:value="0.0395577658410981" calcext:value-type="float">
            <text:p>0.039557765841098</text:p>
          </table:table-cell>
          <table:table-cell office:value-type="float" office:value="0.0070734233467103" calcext:value-type="float">
            <text:p>0.00707342334671</text:p>
          </table:table-cell>
          <table:table-cell office:value-type="float" office:value="0.326194397390049" calcext:value-type="float">
            <text:p>0.326194397390049</text:p>
          </table:table-cell>
          <table:table-cell office:value-type="float" office:value="0.0895347790858245" calcext:value-type="float">
            <text:p>0.089534779085825</text:p>
          </table:table-cell>
          <table:table-cell office:value-type="float" office:value="0.198277713350925" calcext:value-type="float">
            <text:p>0.198277713350925</text:p>
          </table:table-cell>
          <table:table-cell office:value-type="float" office:value="0.0101735905752191" calcext:value-type="float">
            <text:p>0.010173590575219</text:p>
          </table:table-cell>
          <table:table-cell office:value-type="float" office:value="0.589822282955785" calcext:value-type="float">
            <text:p>0.589822282955785</text:p>
          </table:table-cell>
          <table:table-cell office:value-type="float" office:value="0.0143866008010282" calcext:value-type="float">
            <text:p>0.014386600801028</text:p>
          </table:table-cell>
          <table:table-cell office:value-type="float" office:value="0.0621825508282885" calcext:value-type="float">
            <text:p>0.062182550828289</text:p>
          </table:table-cell>
          <table:table-cell office:value-type="float" office:value="0.00469662132140544" calcext:value-type="float">
            <text:p>0.004696621321405</text:p>
          </table:table-cell>
          <table:table-cell office:value-type="float" office:value="0.873008180289725" calcext:value-type="float">
            <text:p>0.873008180289725</text:p>
          </table:table-cell>
          <table:table-cell office:value-type="float" office:value="0.00588301384932376" calcext:value-type="float">
            <text:p>0.005883013849324</text:p>
          </table:table-cell>
          <table:table-cell office:value-type="float" office:value="0.0592637358452802" calcext:value-type="float">
            <text:p>0.05926373584528</text:p>
          </table:table-cell>
          <table:table-cell office:value-type="float" office:value="0.00759696938295597" calcext:value-type="float">
            <text:p>0.007596969382956</text:p>
          </table:table-cell>
          <table:table-cell office:value-type="float" office:value="0.126672387123108" calcext:value-type="float">
            <text:p>0.126672387123108</text:p>
          </table:table-cell>
          <table:table-cell office:value-type="float" office:value="0.000922993004265152" calcext:value-type="float">
            <text:p>0.000922993004265</text:p>
          </table:table-cell>
          <table:table-cell office:value-type="float" office:value="0.0662426710128784" calcext:value-type="float">
            <text:p>0.066242671012879</text:p>
          </table:table-cell>
          <table:table-cell office:value-type="float" office:value="0.0362142234586122" calcext:value-type="float">
            <text:p>0.036214223458612</text:p>
          </table:table-cell>
        </table:table-row>
        <table:table-row table:style-name="ro1">
          <table:table-cell office:value-type="string" calcext:value-type="string">
            <text:p>Isotonic</text:p>
          </table:table-cell>
          <table:table-cell office:value-type="string" calcext:value-type="string">
            <text:p>CIFAR-100</text:p>
          </table:table-cell>
          <table:table-cell office:value-type="string" calcext:value-type="string">
            <text:p>resnext-16x64d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False</text:p>
          </table:table-cell>
          <table:table-cell office:value-type="float" office:value="0.814555555555555" calcext:value-type="float">
            <text:p>0.814555555555555</text:p>
          </table:table-cell>
          <table:table-cell office:value-type="float" office:value="0.00267488445707675" calcext:value-type="float">
            <text:p>0.002674884457077</text:p>
          </table:table-cell>
          <table:table-cell office:value-type="float" office:value="2.86539585754152" calcext:value-type="float">
            <text:p>2.86539585754152</text:p>
          </table:table-cell>
          <table:table-cell office:value-type="float" office:value="0.165723952007558" calcext:value-type="float">
            <text:p>0.165723952007558</text:p>
          </table:table-cell>
          <table:table-cell office:value-type="float" office:value="0.062048820968136" calcext:value-type="float">
            <text:p>0.062048820968136</text:p>
          </table:table-cell>
          <table:table-cell office:value-type="float" office:value="0.00580011455665341" calcext:value-type="float">
            <text:p>0.005800114556653</text:p>
          </table:table-cell>
          <table:table-cell office:value-type="float" office:value="0.0420969445714427" calcext:value-type="float">
            <text:p>0.042096944571443</text:p>
          </table:table-cell>
          <table:table-cell office:value-type="float" office:value="0.00656212440453666" calcext:value-type="float">
            <text:p>0.006562124404537</text:p>
          </table:table-cell>
          <table:table-cell office:value-type="float" office:value="0.331151572534498" calcext:value-type="float">
            <text:p>0.331151572534498</text:p>
          </table:table-cell>
          <table:table-cell office:value-type="float" office:value="0.0545243736792528" calcext:value-type="float">
            <text:p>0.054524373679253</text:p>
          </table:table-cell>
          <table:table-cell office:value-type="float" office:value="0.188801202650061" calcext:value-type="float">
            <text:p>0.188801202650061</text:p>
          </table:table-cell>
          <table:table-cell office:value-type="float" office:value="0.0125343722803044" calcext:value-type="float">
            <text:p>0.012534372280304</text:p>
          </table:table-cell>
          <table:table-cell office:value-type="float" office:value="0.600224159388764" calcext:value-type="float">
            <text:p>0.600224159388764</text:p>
          </table:table-cell>
          <table:table-cell office:value-type="float" office:value="0.0187130698760039" calcext:value-type="float">
            <text:p>0.018713069876004</text:p>
          </table:table-cell>
          <table:table-cell office:value-type="float" office:value="0.0606552922508827" calcext:value-type="float">
            <text:p>0.060655292250883</text:p>
          </table:table-cell>
          <table:table-cell office:value-type="float" office:value="0.00446325102951347" calcext:value-type="float">
            <text:p>0.004463251029513</text:p>
          </table:table-cell>
          <table:table-cell office:value-type="float" office:value="0.876452822327374" calcext:value-type="float">
            <text:p>0.876452822327374</text:p>
          </table:table-cell>
          <table:table-cell office:value-type="float" office:value="0.00677561600845994" calcext:value-type="float">
            <text:p>0.00677561600846</text:p>
          </table:table-cell>
          <table:table-cell office:value-type="float" office:value="0.0618972667718189" calcext:value-type="float">
            <text:p>0.061897266771819</text:p>
          </table:table-cell>
          <table:table-cell office:value-type="float" office:value="0.00729948060643912" calcext:value-type="float">
            <text:p>0.007299480606439</text:p>
          </table:table-cell>
          <table:table-cell office:value-type="float" office:value="0.125893640518188" calcext:value-type="float">
            <text:p>0.125893640518188</text:p>
          </table:table-cell>
          <table:table-cell office:value-type="float" office:value="0.000663966885580186" calcext:value-type="float">
            <text:p>0.00066396688558</text:p>
          </table:table-cell>
          <table:table-cell office:value-type="float" office:value="0.0600692987442017" calcext:value-type="float">
            <text:p>0.060069298744202</text:p>
          </table:table-cell>
          <table:table-cell office:value-type="float" office:value="0.0205612372653596" calcext:value-type="float">
            <text:p>0.02056123726536</text:p>
          </table:table-cell>
        </table:table-row>
        <table:table-row table:style-name="ro1">
          <table:table-cell office:value-type="string" calcext:value-type="string">
            <text:p>Isotonic</text:p>
          </table:table-cell>
          <table:table-cell office:value-type="string" calcext:value-type="string">
            <text:p>CIFAR-100</text:p>
          </table:table-cell>
          <table:table-cell office:value-type="string" calcext:value-type="string">
            <text:p>densenet-bc-l190-k4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False</text:p>
          </table:table-cell>
          <table:table-cell office:value-type="float" office:value="0.815522222222222" calcext:value-type="float">
            <text:p>0.815522222222222</text:p>
          </table:table-cell>
          <table:table-cell office:value-type="float" office:value="0.00210561337423467" calcext:value-type="float">
            <text:p>0.002105613374235</text:p>
          </table:table-cell>
          <table:table-cell office:value-type="float" office:value="2.87455000050417" calcext:value-type="float">
            <text:p>2.87455000050417</text:p>
          </table:table-cell>
          <table:table-cell office:value-type="float" office:value="0.173742105096862" calcext:value-type="float">
            <text:p>0.173742105096862</text:p>
          </table:table-cell>
          <table:table-cell office:value-type="float" office:value="0.0664929475352605" calcext:value-type="float">
            <text:p>0.066492947535261</text:p>
          </table:table-cell>
          <table:table-cell office:value-type="float" office:value="0.00364088110034704" calcext:value-type="float">
            <text:p>0.003640881100347</text:p>
          </table:table-cell>
          <table:table-cell office:value-type="float" office:value="0.0477151342268483" calcext:value-type="float">
            <text:p>0.047715134226848</text:p>
          </table:table-cell>
          <table:table-cell office:value-type="float" office:value="0.00321520820587666" calcext:value-type="float">
            <text:p>0.003215208205877</text:p>
          </table:table-cell>
          <table:table-cell office:value-type="float" office:value="0.320089794658948" calcext:value-type="float">
            <text:p>0.320089794658948</text:p>
          </table:table-cell>
          <table:table-cell office:value-type="float" office:value="0.0390441719796641" calcext:value-type="float">
            <text:p>0.039044171979664</text:p>
          </table:table-cell>
          <table:table-cell office:value-type="float" office:value="0.169171073589686" calcext:value-type="float">
            <text:p>0.169171073589686</text:p>
          </table:table-cell>
          <table:table-cell office:value-type="float" office:value="0.0055524889043516" calcext:value-type="float">
            <text:p>0.005552488904352</text:p>
          </table:table-cell>
          <table:table-cell office:value-type="float" office:value="0.631907370948017" calcext:value-type="float">
            <text:p>0.631907370948017</text:p>
          </table:table-cell>
          <table:table-cell office:value-type="float" office:value="0.00872067767074004" calcext:value-type="float">
            <text:p>0.00872067767074</text:p>
          </table:table-cell>
          <table:table-cell office:value-type="float" office:value="0.061493992898903" calcext:value-type="float">
            <text:p>0.061493992898903</text:p>
          </table:table-cell>
          <table:table-cell office:value-type="float" office:value="0.00272140830327392" calcext:value-type="float">
            <text:p>0.002721408303274</text:p>
          </table:table-cell>
          <table:table-cell office:value-type="float" office:value="0.881938009467748" calcext:value-type="float">
            <text:p>0.881938009467748</text:p>
          </table:table-cell>
          <table:table-cell office:value-type="float" office:value="0.00326657820524915" calcext:value-type="float">
            <text:p>0.003266578205249</text:p>
          </table:table-cell>
          <table:table-cell office:value-type="float" office:value="0.0664157872455258" calcext:value-type="float">
            <text:p>0.066415787245526</text:p>
          </table:table-cell>
          <table:table-cell office:value-type="float" office:value="0.00387945584291114" calcext:value-type="float">
            <text:p>0.003879455842911</text:p>
          </table:table-cell>
          <table:table-cell office:value-type="float" office:value="0.124593305587769" calcext:value-type="float">
            <text:p>0.124593305587769</text:p>
          </table:table-cell>
          <table:table-cell office:value-type="float" office:value="0.00119981280334798" calcext:value-type="float">
            <text:p>0.001199812803348</text:p>
          </table:table-cell>
          <table:table-cell office:value-type="float" office:value="0.05971839427948" calcext:value-type="float">
            <text:p>0.05971839427948</text:p>
          </table:table-cell>
          <table:table-cell office:value-type="float" office:value="0.0201123239108335" calcext:value-type="float">
            <text:p>0.020112323910834</text:p>
          </table:table-cell>
        </table:table-row>
        <table:table-row table:style-name="ro1">
          <table:table-cell office:value-type="string" calcext:value-type="string">
            <text:p>Isotonic</text:p>
          </table:table-cell>
          <table:table-cell office:value-type="string" calcext:value-type="string">
            <text:p>CIFAR-100</text:p>
          </table:table-cell>
          <table:table-cell office:value-type="string" calcext:value-type="string">
            <text:p>WRN-28-10-drop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False</text:p>
          </table:table-cell>
          <table:table-cell office:value-type="float" office:value="0.8048" calcext:value-type="float">
            <text:p>0.8048</text:p>
          </table:table-cell>
          <table:table-cell office:value-type="float" office:value="0.00209106794670816" calcext:value-type="float">
            <text:p>0.002091067946708</text:p>
          </table:table-cell>
          <table:table-cell office:value-type="float" office:value="2.92014767279556" calcext:value-type="float">
            <text:p>2.92014767279556</text:p>
          </table:table-cell>
          <table:table-cell office:value-type="float" office:value="0.166099397684581" calcext:value-type="float">
            <text:p>0.166099397684581</text:p>
          </table:table-cell>
          <table:table-cell office:value-type="float" office:value="0.0660611086237416" calcext:value-type="float">
            <text:p>0.066061108623742</text:p>
          </table:table-cell>
          <table:table-cell office:value-type="float" office:value="0.00397771702267499" calcext:value-type="float">
            <text:p>0.003977717022675</text:p>
          </table:table-cell>
          <table:table-cell office:value-type="float" office:value="0.0463601096124143" calcext:value-type="float">
            <text:p>0.046360109612414</text:p>
          </table:table-cell>
          <table:table-cell office:value-type="float" office:value="0.00449277628728633" calcext:value-type="float">
            <text:p>0.004492776287286</text:p>
          </table:table-cell>
          <table:table-cell office:value-type="float" office:value="0.432419303704187" calcext:value-type="float">
            <text:p>0.432419303704187</text:p>
          </table:table-cell>
          <table:table-cell office:value-type="float" office:value="0.243753780568489" calcext:value-type="float">
            <text:p>0.243753780568489</text:p>
          </table:table-cell>
          <table:table-cell office:value-type="float" office:value="0.198807709436707" calcext:value-type="float">
            <text:p>0.198807709436707</text:p>
          </table:table-cell>
          <table:table-cell office:value-type="float" office:value="0.0111889154820988" calcext:value-type="float">
            <text:p>0.011188915482099</text:p>
          </table:table-cell>
          <table:table-cell office:value-type="float" office:value="0.601587949774022" calcext:value-type="float">
            <text:p>0.601587949774022</text:p>
          </table:table-cell>
          <table:table-cell office:value-type="float" office:value="0.0127894270859325" calcext:value-type="float">
            <text:p>0.012789427085933</text:p>
          </table:table-cell>
          <table:table-cell office:value-type="float" office:value="0.0656345522414955" calcext:value-type="float">
            <text:p>0.065634552241496</text:p>
          </table:table-cell>
          <table:table-cell office:value-type="float" office:value="0.00252016126549736" calcext:value-type="float">
            <text:p>0.002520161265497</text:p>
          </table:table-cell>
          <table:table-cell office:value-type="float" office:value="0.869401147106449" calcext:value-type="float">
            <text:p>0.869401147106449</text:p>
          </table:table-cell>
          <table:table-cell office:value-type="float" office:value="0.00438808086916904" calcext:value-type="float">
            <text:p>0.004388080869169</text:p>
          </table:table-cell>
          <table:table-cell office:value-type="float" office:value="0.0646011471064493" calcext:value-type="float">
            <text:p>0.064601147106449</text:p>
          </table:table-cell>
          <table:table-cell office:value-type="float" office:value="0.00443548542088912" calcext:value-type="float">
            <text:p>0.004435485420889</text:p>
          </table:table-cell>
          <table:table-cell office:value-type="float" office:value="0.126462817192078" calcext:value-type="float">
            <text:p>0.126462817192078</text:p>
          </table:table-cell>
          <table:table-cell office:value-type="float" office:value="0.000497072405312817" calcext:value-type="float">
            <text:p>0.000497072405313</text:p>
          </table:table-cell>
          <table:table-cell office:value-type="float" office:value="0.0597867965698242" calcext:value-type="float">
            <text:p>0.059786796569824</text:p>
          </table:table-cell>
          <table:table-cell office:value-type="float" office:value="0.0205269440041291" calcext:value-type="float">
            <text:p>0.020526944004129</text:p>
          </table:table-cell>
        </table:table-row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CIFAR-100</text:p>
          </table:table-cell>
          <table:table-cell office:value-type="string" calcext:value-type="string">
            <text:p>alexnet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False</text:p>
          </table:table-cell>
          <table:table-cell office:value-type="float" office:value="0.431333333333333" calcext:value-type="float">
            <text:p>0.431333333333333</text:p>
          </table:table-cell>
          <table:table-cell office:value-type="float" office:value="0.00379046525985207" calcext:value-type="float">
            <text:p>0.003790465259852</text:p>
          </table:table-cell>
          <table:table-cell office:value-type="float" office:value="2.4897650283561" calcext:value-type="float">
            <text:p>2.4897650283561</text:p>
          </table:table-cell>
          <table:table-cell office:value-type="float" office:value="0.120759316192605" calcext:value-type="float">
            <text:p>0.120759316192605</text:p>
          </table:table-cell>
          <table:table-cell office:value-type="float" office:value="0.0783742132435466" calcext:value-type="float">
            <text:p>0.078374213243547</text:p>
          </table:table-cell>
          <table:table-cell office:value-type="float" office:value="0.00908503987335298" calcext:value-type="float">
            <text:p>0.009085039873353</text:p>
          </table:table-cell>
          <table:table-cell office:value-type="float" office:value="0.0725160608465609" calcext:value-type="float">
            <text:p>0.072516060846561</text:p>
          </table:table-cell>
          <table:table-cell office:value-type="float" office:value="0.0114335412581787" calcext:value-type="float">
            <text:p>0.011433541258179</text:p>
          </table:table-cell>
          <table:table-cell office:value-type="float" office:value="0.301808598341437" calcext:value-type="float">
            <text:p>0.301808598341437</text:p>
          </table:table-cell>
          <table:table-cell office:value-type="float" office:value="0.0563724390802086" calcext:value-type="float">
            <text:p>0.056372439080209</text:p>
          </table:table-cell>
          <table:table-cell office:value-type="float" office:value="0.359917816096344" calcext:value-type="float">
            <text:p>0.359917816096344</text:p>
          </table:table-cell>
          <table:table-cell office:value-type="float" office:value="0.00328535379260213" calcext:value-type="float">
            <text:p>0.003285353792602</text:p>
          </table:table-cell>
          <table:table-cell office:value-type="float" office:value="0.366058272569593" calcext:value-type="float">
            <text:p>0.366058272569593</text:p>
          </table:table-cell>
          <table:table-cell office:value-type="float" office:value="0.0111802307468105" calcext:value-type="float">
            <text:p>0.011180230746811</text:p>
          </table:table-cell>
          <table:table-cell office:value-type="float" office:value="0.313319616228321" calcext:value-type="float">
            <text:p>0.313319616228321</text:p>
          </table:table-cell>
          <table:table-cell office:value-type="float" office:value="0.00955330798930794" calcext:value-type="float">
            <text:p>0.009553307989308</text:p>
          </table:table-cell>
          <table:table-cell office:value-type="float" office:value="0.504346632558015" calcext:value-type="float">
            <text:p>0.504346632558015</text:p>
          </table:table-cell>
          <table:table-cell office:value-type="float" office:value="0.0097112816971244" calcext:value-type="float">
            <text:p>0.009711281697124</text:p>
          </table:table-cell>
          <table:table-cell office:value-type="float" office:value="0.073013299224682" calcext:value-type="float">
            <text:p>0.073013299224682</text:p>
          </table:table-cell>
          <table:table-cell office:value-type="float" office:value="0.0116564947805246" calcext:value-type="float">
            <text:p>0.011656494780525</text:p>
          </table:table-cell>
          <table:table-cell office:value-type="float" office:value="0.452072548866272" calcext:value-type="float">
            <text:p>0.452072548866272</text:p>
          </table:table-cell>
          <table:table-cell office:value-type="float" office:value="0.0045610585736875" calcext:value-type="float">
            <text:p>0.004561058573688</text:p>
          </table:table-cell>
          <table:table-cell office:value-type="float" office:value="0.215707111358643" calcext:value-type="float">
            <text:p>0.215707111358643</text:p>
          </table:table-cell>
          <table:table-cell office:value-type="float" office:value="0.0205399048640209" calcext:value-type="float">
            <text:p>0.020539904864021</text:p>
          </table:table-cell>
        </table:table-row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CIFAR-100</text:p>
          </table:table-cell>
          <table:table-cell office:value-type="string" calcext:value-type="string">
            <text:p>resnext-8x64d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False</text:p>
          </table:table-cell>
          <table:table-cell office:value-type="float" office:value="0.817611111111111" calcext:value-type="float">
            <text:p>0.817611111111111</text:p>
          </table:table-cell>
          <table:table-cell office:value-type="float" office:value="0.00229106333247589" calcext:value-type="float">
            <text:p>0.002291063332476</text:p>
          </table:table-cell>
          <table:table-cell office:value-type="float" office:value="1.16035291006164" calcext:value-type="float">
            <text:p>1.16035291006164</text:p>
          </table:table-cell>
          <table:table-cell office:value-type="float" office:value="0.0821705163396546" calcext:value-type="float">
            <text:p>0.082170516339655</text:p>
          </table:table-cell>
          <table:table-cell office:value-type="float" office:value="0.0492168888888889" calcext:value-type="float">
            <text:p>0.049216888888889</text:p>
          </table:table-cell>
          <table:table-cell office:value-type="float" office:value="0.00544898046087237" calcext:value-type="float">
            <text:p>0.005448980460872</text:p>
          </table:table-cell>
          <table:table-cell office:value-type="float" office:value="0.028978" calcext:value-type="float">
            <text:p>0.028978</text:p>
          </table:table-cell>
          <table:table-cell office:value-type="float" office:value="0.00529716409782259" calcext:value-type="float">
            <text:p>0.005297164097823</text:p>
          </table:table-cell>
          <table:table-cell office:value-type="float" office:value="0.285732614986358" calcext:value-type="float">
            <text:p>0.285732614986358</text:p>
          </table:table-cell>
          <table:table-cell office:value-type="float" office:value="0.0446758384299996" calcext:value-type="float">
            <text:p>0.04467583843</text:p>
          </table:table-cell>
          <table:table-cell office:value-type="float" office:value="0.213943590277598" calcext:value-type="float">
            <text:p>0.213943590277598</text:p>
          </table:table-cell>
          <table:table-cell office:value-type="float" office:value="0.0114492592629804" calcext:value-type="float">
            <text:p>0.01144925926298</text:p>
          </table:table-cell>
          <table:table-cell office:value-type="float" office:value="0.56635693201127" calcext:value-type="float">
            <text:p>0.56635693201127</text:p>
          </table:table-cell>
          <table:table-cell office:value-type="float" office:value="0.0153317579481641" calcext:value-type="float">
            <text:p>0.015331757948164</text:p>
          </table:table-cell>
          <table:table-cell office:value-type="float" office:value="0.0734773483746901" calcext:value-type="float">
            <text:p>0.07347734837469</text:p>
          </table:table-cell>
          <table:table-cell office:value-type="float" office:value="0.00479720886846523" calcext:value-type="float">
            <text:p>0.004797208868465</text:p>
          </table:table-cell>
          <table:table-cell office:value-type="float" office:value="0.860838789317113" calcext:value-type="float">
            <text:p>0.860838789317113</text:p>
          </table:table-cell>
          <table:table-cell office:value-type="float" office:value="0.00627303688014955" calcext:value-type="float">
            <text:p>0.00627303688015</text:p>
          </table:table-cell>
          <table:table-cell office:value-type="float" office:value="0.043227678206002" calcext:value-type="float">
            <text:p>0.043227678206002</text:p>
          </table:table-cell>
          <table:table-cell office:value-type="float" office:value="0.00737703531830121" calcext:value-type="float">
            <text:p>0.007377035318301</text:p>
          </table:table-cell>
          <table:table-cell office:value-type="float" office:value="0.287129378318787" calcext:value-type="float">
            <text:p>0.287129378318787</text:p>
          </table:table-cell>
          <table:table-cell office:value-type="float" office:value="0.00203157288565568" calcext:value-type="float">
            <text:p>0.002031572885656</text:p>
          </table:table-cell>
          <table:table-cell office:value-type="float" office:value="0.202268886566162" calcext:value-type="float">
            <text:p>0.202268886566162</text:p>
          </table:table-cell>
          <table:table-cell office:value-type="float" office:value="0.0208555066595186" calcext:value-type="float">
            <text:p>0.020855506659519</text:p>
          </table:table-cell>
        </table:table-row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CIFAR-100</text:p>
          </table:table-cell>
          <table:table-cell office:value-type="string" calcext:value-type="string">
            <text:p>resnext-16x64d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False</text:p>
          </table:table-cell>
          <table:table-cell office:value-type="float" office:value="0.818066666666667" calcext:value-type="float">
            <text:p>0.818066666666667</text:p>
          </table:table-cell>
          <table:table-cell office:value-type="float" office:value="0.00342275128185623" calcext:value-type="float">
            <text:p>0.003422751281856</text:p>
          </table:table-cell>
          <table:table-cell office:value-type="float" office:value="1.18323728068843" calcext:value-type="float">
            <text:p>1.18323728068843</text:p>
          </table:table-cell>
          <table:table-cell office:value-type="float" office:value="0.0588344596461518" calcext:value-type="float">
            <text:p>0.058834459646152</text:p>
          </table:table-cell>
          <table:table-cell office:value-type="float" office:value="0.0519961840628507" calcext:value-type="float">
            <text:p>0.051996184062851</text:p>
          </table:table-cell>
          <table:table-cell office:value-type="float" office:value="0.00535911045100141" calcext:value-type="float">
            <text:p>0.005359110451001</text:p>
          </table:table-cell>
          <table:table-cell office:value-type="float" office:value="0.0328252380952381" calcext:value-type="float">
            <text:p>0.032825238095238</text:p>
          </table:table-cell>
          <table:table-cell office:value-type="float" office:value="0.00487647175705345" calcext:value-type="float">
            <text:p>0.004876471757053</text:p>
          </table:table-cell>
          <table:table-cell office:value-type="float" office:value="0.337549202386731" calcext:value-type="float">
            <text:p>0.337549202386731</text:p>
          </table:table-cell>
          <table:table-cell office:value-type="float" office:value="0.102467960005783" calcext:value-type="float">
            <text:p>0.102467960005783</text:p>
          </table:table-cell>
          <table:table-cell office:value-type="float" office:value="0.206829521922052" calcext:value-type="float">
            <text:p>0.206829521922052</text:p>
          </table:table-cell>
          <table:table-cell office:value-type="float" office:value="0.0124405007722818" calcext:value-type="float">
            <text:p>0.012440500772282</text:p>
          </table:table-cell>
          <table:table-cell office:value-type="float" office:value="0.57556651826855" calcext:value-type="float">
            <text:p>0.57556651826855</text:p>
          </table:table-cell>
          <table:table-cell office:value-type="float" office:value="0.0161775238832555" calcext:value-type="float">
            <text:p>0.016177523883256</text:p>
          </table:table-cell>
          <table:table-cell office:value-type="float" office:value="0.0716889623065349" calcext:value-type="float">
            <text:p>0.071688962306535</text:p>
          </table:table-cell>
          <table:table-cell office:value-type="float" office:value="0.00537164546986795" calcext:value-type="float">
            <text:p>0.005371645469868</text:p>
          </table:table-cell>
          <table:table-cell office:value-type="float" office:value="0.864139819935239" calcext:value-type="float">
            <text:p>0.864139819935239</text:p>
          </table:table-cell>
          <table:table-cell office:value-type="float" office:value="0.00673755103794731" calcext:value-type="float">
            <text:p>0.006737551037947</text:p>
          </table:table-cell>
          <table:table-cell office:value-type="float" office:value="0.0460731532685726" calcext:value-type="float">
            <text:p>0.046073153268573</text:p>
          </table:table-cell>
          <table:table-cell office:value-type="float" office:value="0.00836569855669016" calcext:value-type="float">
            <text:p>0.00836569855669</text:p>
          </table:table-cell>
          <table:table-cell office:value-type="float" office:value="0.287833094596863" calcext:value-type="float">
            <text:p>0.287833094596863</text:p>
          </table:table-cell>
          <table:table-cell office:value-type="float" office:value="0.000656258516033052" calcext:value-type="float">
            <text:p>0.000656258516033</text:p>
          </table:table-cell>
          <table:table-cell office:value-type="float" office:value="0.204798913002014" calcext:value-type="float">
            <text:p>0.204798913002014</text:p>
          </table:table-cell>
          <table:table-cell office:value-type="float" office:value="0.0196943526020847" calcext:value-type="float">
            <text:p>0.019694352602085</text:p>
          </table:table-cell>
        </table:table-row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CIFAR-100</text:p>
          </table:table-cell>
          <table:table-cell office:value-type="string" calcext:value-type="string">
            <text:p>densenet-bc-l190-k4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False</text:p>
          </table:table-cell>
          <table:table-cell office:value-type="float" office:value="0.818922222222222" calcext:value-type="float">
            <text:p>0.818922222222222</text:p>
          </table:table-cell>
          <table:table-cell office:value-type="float" office:value="0.00193944684037463" calcext:value-type="float">
            <text:p>0.001939446840375</text:p>
          </table:table-cell>
          <table:table-cell office:value-type="float" office:value="1.16732862219668" calcext:value-type="float">
            <text:p>1.16732862219668</text:p>
          </table:table-cell>
          <table:table-cell office:value-type="float" office:value="0.100813955800671" calcext:value-type="float">
            <text:p>0.100813955800671</text:p>
          </table:table-cell>
          <table:table-cell office:value-type="float" office:value="0.0543094904601571" calcext:value-type="float">
            <text:p>0.054309490460157</text:p>
          </table:table-cell>
          <table:table-cell office:value-type="float" office:value="0.00364224232154787" calcext:value-type="float">
            <text:p>0.003642242321548</text:p>
          </table:table-cell>
          <table:table-cell office:value-type="float" office:value="0.0370270687830688" calcext:value-type="float">
            <text:p>0.037027068783069</text:p>
          </table:table-cell>
          <table:table-cell office:value-type="float" office:value="0.00401033594658141" calcext:value-type="float">
            <text:p>0.004010335946581</text:p>
          </table:table-cell>
          <table:table-cell office:value-type="float" office:value="0.50962463140724" calcext:value-type="float">
            <text:p>0.50962463140724</text:p>
          </table:table-cell>
          <table:table-cell office:value-type="float" office:value="0.276727996407959" calcext:value-type="float">
            <text:p>0.276727996407959</text:p>
          </table:table-cell>
          <table:table-cell office:value-type="float" office:value="0.175992474303578" calcext:value-type="float">
            <text:p>0.175992474303578</text:p>
          </table:table-cell>
          <table:table-cell office:value-type="float" office:value="0.00627853365496721" calcext:value-type="float">
            <text:p>0.006278533654967</text:p>
          </table:table-cell>
          <table:table-cell office:value-type="float" office:value="0.612266475627707" calcext:value-type="float">
            <text:p>0.612266475627707</text:p>
          </table:table-cell>
          <table:table-cell office:value-type="float" office:value="0.0105572475684635" calcext:value-type="float">
            <text:p>0.010557247568464</text:p>
          </table:table-cell>
          <table:table-cell office:value-type="float" office:value="0.0737392074533562" calcext:value-type="float">
            <text:p>0.073739207453356</text:p>
          </table:table-cell>
          <table:table-cell office:value-type="float" office:value="0.00358077644155849" calcext:value-type="float">
            <text:p>0.003580776441559</text:p>
          </table:table-cell>
          <table:table-cell office:value-type="float" office:value="0.869400875261094" calcext:value-type="float">
            <text:p>0.869400875261094</text:p>
          </table:table-cell>
          <table:table-cell office:value-type="float" office:value="0.00455146484784672" calcext:value-type="float">
            <text:p>0.004551464847847</text:p>
          </table:table-cell>
          <table:table-cell office:value-type="float" office:value="0.0504786530388719" calcext:value-type="float">
            <text:p>0.050478653038872</text:p>
          </table:table-cell>
          <table:table-cell office:value-type="float" office:value="0.00505456749545521" calcext:value-type="float">
            <text:p>0.005054567495455</text:p>
          </table:table-cell>
          <table:table-cell office:value-type="float" office:value="0.292548108100891" calcext:value-type="float">
            <text:p>0.292548108100891</text:p>
          </table:table-cell>
          <table:table-cell office:value-type="float" office:value="0.00107208108351259" calcext:value-type="float">
            <text:p>0.001072081083513</text:p>
          </table:table-cell>
          <table:table-cell office:value-type="float" office:value="0.202462959289551" calcext:value-type="float">
            <text:p>0.202462959289551</text:p>
          </table:table-cell>
          <table:table-cell office:value-type="float" office:value="0.0216478392416985" calcext:value-type="float">
            <text:p>0.021647839241699</text:p>
          </table:table-cell>
        </table:table-row>
        <table:table-row table:style-name="ro1">
          <table:table-cell office:value-type="string" calcext:value-type="string">
            <text:p>Beta</text:p>
          </table:table-cell>
          <table:table-cell office:value-type="string" calcext:value-type="string">
            <text:p>CIFAR-100</text:p>
          </table:table-cell>
          <table:table-cell office:value-type="string" calcext:value-type="string">
            <text:p>WRN-28-10-drop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False</text:p>
          </table:table-cell>
          <table:table-cell office:value-type="float" office:value="0.808355555555556" calcext:value-type="float">
            <text:p>0.808355555555556</text:p>
          </table:table-cell>
          <table:table-cell office:value-type="float" office:value="0.00187013199801143" calcext:value-type="float">
            <text:p>0.001870131998011</text:p>
          </table:table-cell>
          <table:table-cell office:value-type="float" office:value="1.17523892973875" calcext:value-type="float">
            <text:p>1.17523892973875</text:p>
          </table:table-cell>
          <table:table-cell office:value-type="float" office:value="0.0672939763407312" calcext:value-type="float">
            <text:p>0.067293976340731</text:p>
          </table:table-cell>
          <table:table-cell office:value-type="float" office:value="0.0539334713804714" calcext:value-type="float">
            <text:p>0.053933471380471</text:p>
          </table:table-cell>
          <table:table-cell office:value-type="float" office:value="0.00312485887896701" calcext:value-type="float">
            <text:p>0.003124858878967</text:p>
          </table:table-cell>
          <table:table-cell office:value-type="float" office:value="0.0366334047619048" calcext:value-type="float">
            <text:p>0.036633404761905</text:p>
          </table:table-cell>
          <table:table-cell office:value-type="float" office:value="0.00376494589373133" calcext:value-type="float">
            <text:p>0.003764945893731</text:p>
          </table:table-cell>
          <table:table-cell office:value-type="float" office:value="0.338474874739018" calcext:value-type="float">
            <text:p>0.338474874739018</text:p>
          </table:table-cell>
          <table:table-cell office:value-type="float" office:value="0.0519910689822753" calcext:value-type="float">
            <text:p>0.051991068982275</text:p>
          </table:table-cell>
          <table:table-cell office:value-type="float" office:value="0.204681495732362" calcext:value-type="float">
            <text:p>0.204681495732362</text:p>
          </table:table-cell>
          <table:table-cell office:value-type="float" office:value="0.0088656244469208" calcext:value-type="float">
            <text:p>0.008865624446921</text:p>
          </table:table-cell>
          <table:table-cell office:value-type="float" office:value="0.583527986279463" calcext:value-type="float">
            <text:p>0.583527986279463</text:p>
          </table:table-cell>
          <table:table-cell office:value-type="float" office:value="0.0099310443071675" calcext:value-type="float">
            <text:p>0.009931044307168</text:p>
          </table:table-cell>
          <table:table-cell office:value-type="float" office:value="0.0786366745381702" calcext:value-type="float">
            <text:p>0.07863667453817</text:p>
          </table:table-cell>
          <table:table-cell office:value-type="float" office:value="0.00336616853649609" calcext:value-type="float">
            <text:p>0.003366168536496</text:p>
          </table:table-cell>
          <table:table-cell office:value-type="float" office:value="0.856616124158818" calcext:value-type="float">
            <text:p>0.856616124158818</text:p>
          </table:table-cell>
          <table:table-cell office:value-type="float" office:value="0.00451219059175686" calcext:value-type="float">
            <text:p>0.004512190591757</text:p>
          </table:table-cell>
          <table:table-cell office:value-type="float" office:value="0.0482605686032624" calcext:value-type="float">
            <text:p>0.048260568603262</text:p>
          </table:table-cell>
          <table:table-cell office:value-type="float" office:value="0.00466147031225412" calcext:value-type="float">
            <text:p>0.004661470312254</text:p>
          </table:table-cell>
          <table:table-cell office:value-type="float" office:value="0.281497120857239" calcext:value-type="float">
            <text:p>0.281497120857239</text:p>
          </table:table-cell>
          <table:table-cell office:value-type="float" office:value="0.00368143404026899" calcext:value-type="float">
            <text:p>0.003681434040269</text:p>
          </table:table-cell>
          <table:table-cell office:value-type="float" office:value="0.200557494163513" calcext:value-type="float">
            <text:p>0.200557494163513</text:p>
          </table:table-cell>
          <table:table-cell office:value-type="float" office:value="0.0223561819256623" calcext:value-type="float">
            <text:p>0.022356181925662</text:p>
          </table:table-cell>
        </table:table-row>
        <table:table-row table:style-name="ro1">
          <table:table-cell office:value-type="string" calcext:value-type="string">
            <text:p>Platt</text:p>
          </table:table-cell>
          <table:table-cell office:value-type="string" calcext:value-type="string">
            <text:p>CIFAR-100</text:p>
          </table:table-cell>
          <table:table-cell office:value-type="string" calcext:value-type="string">
            <text:p>alexnet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False</text:p>
          </table:table-cell>
          <table:table-cell office:value-type="float" office:value="0.438033333333333" calcext:value-type="float">
            <text:p>0.438033333333333</text:p>
          </table:table-cell>
          <table:table-cell office:value-type="float" office:value="0.00400241696525812" calcext:value-type="float">
            <text:p>0.004002416965258</text:p>
          </table:table-cell>
          <table:table-cell office:value-type="float" office:value="3.0731180468112" calcext:value-type="float">
            <text:p>3.0731180468112</text:p>
          </table:table-cell>
          <table:table-cell office:value-type="float" office:value="0.1066663663262" calcext:value-type="float">
            <text:p>0.1066663663262</text:p>
          </table:table-cell>
          <table:table-cell office:value-type="float" office:value="0.0719544141414142" calcext:value-type="float">
            <text:p>0.071954414141414</text:p>
          </table:table-cell>
          <table:table-cell office:value-type="float" office:value="0.0090317798495581" calcext:value-type="float">
            <text:p>0.009031779849558</text:p>
          </table:table-cell>
          <table:table-cell office:value-type="float" office:value="0.0603140952380952" calcext:value-type="float">
            <text:p>0.060314095238095</text:p>
          </table:table-cell>
          <table:table-cell office:value-type="float" office:value="0.00639048080128906" calcext:value-type="float">
            <text:p>0.006390480801289</text:p>
          </table:table-cell>
          <table:table-cell office:value-type="float" office:value="0.194195308141193" calcext:value-type="float">
            <text:p>0.194195308141193</text:p>
          </table:table-cell>
          <table:table-cell office:value-type="float" office:value="0.0302722340432342" calcext:value-type="float">
            <text:p>0.030272234043234</text:p>
          </table:table-cell>
          <table:table-cell office:value-type="float" office:value="0.18804320438986" calcext:value-type="float">
            <text:p>0.18804320438986</text:p>
          </table:table-cell>
          <table:table-cell office:value-type="float" office:value="0.00501743055463183" calcext:value-type="float">
            <text:p>0.005017430554632</text:p>
          </table:table-cell>
          <table:table-cell office:value-type="float" office:value="0.311981830831938" calcext:value-type="float">
            <text:p>0.311981830831938</text:p>
          </table:table-cell>
          <table:table-cell office:value-type="float" office:value="0.0132767158061483" calcext:value-type="float">
            <text:p>0.013276715806148</text:p>
          </table:table-cell>
          <table:table-cell office:value-type="float" office:value="0.499744612638439" calcext:value-type="float">
            <text:p>0.499744612638439</text:p>
          </table:table-cell>
          <table:table-cell office:value-type="float" office:value="0.0160259308582723" calcext:value-type="float">
            <text:p>0.016025930858272</text:p>
          </table:table-cell>
          <table:table-cell office:value-type="float" office:value="0.394441499308619" calcext:value-type="float">
            <text:p>0.394441499308619</text:p>
          </table:table-cell>
          <table:table-cell office:value-type="float" office:value="0.0138213710582208" calcext:value-type="float">
            <text:p>0.013821371058221</text:p>
          </table:table-cell>
          <table:table-cell office:value-type="float" office:value="0.0435918340247141" calcext:value-type="float">
            <text:p>0.043591834024714</text:p>
          </table:table-cell>
          <table:table-cell office:value-type="float" office:value="0.0171950493090836" calcext:value-type="float">
            <text:p>0.017195049309084</text:p>
          </table:table-cell>
          <table:table-cell office:value-type="float" office:value="0.128000116348267" calcext:value-type="float">
            <text:p>0.128000116348267</text:p>
          </table:table-cell>
          <table:table-cell office:value-type="float" office:value="0.000636857983441355" calcext:value-type="float">
            <text:p>0.000636857983441</text:p>
          </table:table-cell>
          <table:table-cell office:value-type="float" office:value="0.291426134109497" calcext:value-type="float">
            <text:p>0.291426134109497</text:p>
          </table:table-cell>
          <table:table-cell office:value-type="float" office:value="0.021087656929981" calcext:value-type="float">
            <text:p>0.021087656929981</text:p>
          </table:table-cell>
        </table:table-row>
        <table:table-row table:style-name="ro1">
          <table:table-cell office:value-type="string" calcext:value-type="string">
            <text:p>Platt</text:p>
          </table:table-cell>
          <table:table-cell office:value-type="string" calcext:value-type="string">
            <text:p>CIFAR-100</text:p>
          </table:table-cell>
          <table:table-cell office:value-type="string" calcext:value-type="string">
            <text:p>resnext-8x64d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False</text:p>
          </table:table-cell>
          <table:table-cell office:value-type="float" office:value="0.818777777777778" calcext:value-type="float">
            <text:p>0.818777777777778</text:p>
          </table:table-cell>
          <table:table-cell office:value-type="float" office:value="0.00201435179864993" calcext:value-type="float">
            <text:p>0.00201435179865</text:p>
          </table:table-cell>
          <table:table-cell office:value-type="float" office:value="1.43439040089767" calcext:value-type="float">
            <text:p>1.43439040089767</text:p>
          </table:table-cell>
          <table:table-cell office:value-type="float" office:value="0.0804374368305317" calcext:value-type="float">
            <text:p>0.080437436830532</text:p>
          </table:table-cell>
          <table:table-cell office:value-type="float" office:value="0.0881854758698093" calcext:value-type="float">
            <text:p>0.088185475869809</text:p>
          </table:table-cell>
          <table:table-cell office:value-type="float" office:value="0.0040162823890293" calcext:value-type="float">
            <text:p>0.004016282389029</text:p>
          </table:table-cell>
          <table:table-cell office:value-type="float" office:value="0.0719274867724867" calcext:value-type="float">
            <text:p>0.071927486772487</text:p>
          </table:table-cell>
          <table:table-cell office:value-type="float" office:value="0.013935012023337" calcext:value-type="float">
            <text:p>0.013935012023337</text:p>
          </table:table-cell>
          <table:table-cell office:value-type="float" office:value="0.422807880974734" calcext:value-type="float">
            <text:p>0.422807880974734</text:p>
          </table:table-cell>
          <table:table-cell office:value-type="float" office:value="0.0538871418475065" calcext:value-type="float">
            <text:p>0.053887141847507</text:p>
          </table:table-cell>
          <table:table-cell office:value-type="float" office:value="0.148810603813476" calcext:value-type="float">
            <text:p>0.148810603813476</text:p>
          </table:table-cell>
          <table:table-cell office:value-type="float" office:value="0.00974492130871758" calcext:value-type="float">
            <text:p>0.009744921308718</text:p>
          </table:table-cell>
          <table:table-cell office:value-type="float" office:value="0.583664337810243" calcext:value-type="float">
            <text:p>0.583664337810243</text:p>
          </table:table-cell>
          <table:table-cell office:value-type="float" office:value="0.0178622519069453" calcext:value-type="float">
            <text:p>0.017862251906945</text:p>
          </table:table-cell>
          <table:table-cell office:value-type="float" office:value="0.160942655146719" calcext:value-type="float">
            <text:p>0.160942655146719</text:p>
          </table:table-cell>
          <table:table-cell office:value-type="float" office:value="0.0102106508745869" calcext:value-type="float">
            <text:p>0.010210650874587</text:p>
          </table:table-cell>
          <table:table-cell office:value-type="float" office:value="0.79277595128134" calcext:value-type="float">
            <text:p>0.79277595128134</text:p>
          </table:table-cell>
          <table:table-cell office:value-type="float" office:value="0.0108872372167204" calcext:value-type="float">
            <text:p>0.01088723721672</text:p>
          </table:table-cell>
          <table:table-cell office:value-type="float" office:value="0.0260018264964375" calcext:value-type="float">
            <text:p>0.026001826496438</text:p>
          </table:table-cell>
          <table:table-cell office:value-type="float" office:value="0.0124641392685003" calcext:value-type="float">
            <text:p>0.0124641392685</text:p>
          </table:table-cell>
          <table:table-cell office:value-type="float" office:value="0.125804972648621" calcext:value-type="float">
            <text:p>0.125804972648621</text:p>
          </table:table-cell>
          <table:table-cell office:value-type="float" office:value="0.000671216274961377" calcext:value-type="float">
            <text:p>0.000671216274961</text:p>
          </table:table-cell>
          <table:table-cell office:value-type="float" office:value="0.326240587234497" calcext:value-type="float">
            <text:p>0.326240587234497</text:p>
          </table:table-cell>
          <table:table-cell office:value-type="float" office:value="0.0217611335024587" calcext:value-type="float">
            <text:p>0.021761133502459</text:p>
          </table:table-cell>
        </table:table-row>
        <table:table-row table:style-name="ro1">
          <table:table-cell office:value-type="string" calcext:value-type="string">
            <text:p>Platt</text:p>
          </table:table-cell>
          <table:table-cell office:value-type="string" calcext:value-type="string">
            <text:p>CIFAR-100</text:p>
          </table:table-cell>
          <table:table-cell office:value-type="string" calcext:value-type="string">
            <text:p>resnext-16x64d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False</text:p>
          </table:table-cell>
          <table:table-cell office:value-type="float" office:value="0.818077777777778" calcext:value-type="float">
            <text:p>0.818077777777778</text:p>
          </table:table-cell>
          <table:table-cell office:value-type="float" office:value="0.003123454350265" calcext:value-type="float">
            <text:p>0.003123454350265</text:p>
          </table:table-cell>
          <table:table-cell office:value-type="float" office:value="1.48168231470452" calcext:value-type="float">
            <text:p>1.48168231470452</text:p>
          </table:table-cell>
          <table:table-cell office:value-type="float" office:value="0.0677676184189396" calcext:value-type="float">
            <text:p>0.06776761841894</text:p>
          </table:table-cell>
          <table:table-cell office:value-type="float" office:value="0.0900490033670034" calcext:value-type="float">
            <text:p>0.090049003367003</text:p>
          </table:table-cell>
          <table:table-cell office:value-type="float" office:value="0.00405460004809525" calcext:value-type="float">
            <text:p>0.004054600048095</text:p>
          </table:table-cell>
          <table:table-cell office:value-type="float" office:value="0.0696541851851852" calcext:value-type="float">
            <text:p>0.069654185185185</text:p>
          </table:table-cell>
          <table:table-cell office:value-type="float" office:value="0.0133168119699332" calcext:value-type="float">
            <text:p>0.013316811969933</text:p>
          </table:table-cell>
          <table:table-cell office:value-type="float" office:value="0.451377068022899" calcext:value-type="float">
            <text:p>0.451377068022899</text:p>
          </table:table-cell>
          <table:table-cell office:value-type="float" office:value="0.0562332612885149" calcext:value-type="float">
            <text:p>0.056233261288515</text:p>
          </table:table-cell>
          <table:table-cell office:value-type="float" office:value="0.14736568073749" calcext:value-type="float">
            <text:p>0.14736568073749</text:p>
          </table:table-cell>
          <table:table-cell office:value-type="float" office:value="0.00993107243434493" calcext:value-type="float">
            <text:p>0.009931072434345</text:p>
          </table:table-cell>
          <table:table-cell office:value-type="float" office:value="0.588157630949411" calcext:value-type="float">
            <text:p>0.588157630949411</text:p>
          </table:table-cell>
          <table:table-cell office:value-type="float" office:value="0.0194934291525489" calcext:value-type="float">
            <text:p>0.019493429152549</text:p>
          </table:table-cell>
          <table:table-cell office:value-type="float" office:value="0.158294054193182" calcext:value-type="float">
            <text:p>0.158294054193182</text:p>
          </table:table-cell>
          <table:table-cell office:value-type="float" office:value="0.0101909340593187" calcext:value-type="float">
            <text:p>0.010190934059319</text:p>
          </table:table-cell>
          <table:table-cell office:value-type="float" office:value="0.795587832092313" calcext:value-type="float">
            <text:p>0.795587832092313</text:p>
          </table:table-cell>
          <table:table-cell office:value-type="float" office:value="0.0114009903524241" calcext:value-type="float">
            <text:p>0.011400990352424</text:p>
          </table:table-cell>
          <table:table-cell office:value-type="float" office:value="0.0226521141746698" calcext:value-type="float">
            <text:p>0.02265211417467</text:p>
          </table:table-cell>
          <table:table-cell office:value-type="float" office:value="0.0124739362489394" calcext:value-type="float">
            <text:p>0.012473936248939</text:p>
          </table:table-cell>
          <table:table-cell office:value-type="float" office:value="0.128195023536682" calcext:value-type="float">
            <text:p>0.128195023536682</text:p>
          </table:table-cell>
          <table:table-cell office:value-type="float" office:value="0.000522579171223572" calcext:value-type="float">
            <text:p>0.000522579171224</text:p>
          </table:table-cell>
          <table:table-cell office:value-type="float" office:value="0.329283380508423" calcext:value-type="float">
            <text:p>0.329283380508423</text:p>
          </table:table-cell>
          <table:table-cell office:value-type="float" office:value="0.0202443583872995" calcext:value-type="float">
            <text:p>0.0202443583873</text:p>
          </table:table-cell>
        </table:table-row>
        <table:table-row table:style-name="ro1">
          <table:table-cell office:value-type="string" calcext:value-type="string">
            <text:p>Platt</text:p>
          </table:table-cell>
          <table:table-cell office:value-type="string" calcext:value-type="string">
            <text:p>CIFAR-100</text:p>
          </table:table-cell>
          <table:table-cell office:value-type="string" calcext:value-type="string">
            <text:p>densenet-bc-l190-k4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False</text:p>
          </table:table-cell>
          <table:table-cell office:value-type="float" office:value="0.821811111111111" calcext:value-type="float">
            <text:p>0.821811111111111</text:p>
          </table:table-cell>
          <table:table-cell office:value-type="float" office:value="0.00184743918710971" calcext:value-type="float">
            <text:p>0.00184743918711</text:p>
          </table:table-cell>
          <table:table-cell office:value-type="float" office:value="1.45184661340053" calcext:value-type="float">
            <text:p>1.45184661340053</text:p>
          </table:table-cell>
          <table:table-cell office:value-type="float" office:value="0.109569885426108" calcext:value-type="float">
            <text:p>0.109569885426108</text:p>
          </table:table-cell>
          <table:table-cell office:value-type="float" office:value="0.080130430976431" calcext:value-type="float">
            <text:p>0.080130430976431</text:p>
          </table:table-cell>
          <table:table-cell office:value-type="float" office:value="0.0061428487721048" calcext:value-type="float">
            <text:p>0.006142848772105</text:p>
          </table:table-cell>
          <table:table-cell office:value-type="float" office:value="0.0566375264550264" calcext:value-type="float">
            <text:p>0.056637526455026</text:p>
          </table:table-cell>
          <table:table-cell office:value-type="float" office:value="0.00886611997588819" calcext:value-type="float">
            <text:p>0.008866119975888</text:p>
          </table:table-cell>
          <table:table-cell office:value-type="float" office:value="0.488887840841329" calcext:value-type="float">
            <text:p>0.488887840841329</text:p>
          </table:table-cell>
          <table:table-cell office:value-type="float" office:value="0.106828396726926" calcext:value-type="float">
            <text:p>0.106828396726926</text:p>
          </table:table-cell>
          <table:table-cell office:value-type="float" office:value="0.100460173258428" calcext:value-type="float">
            <text:p>0.100460173258428</text:p>
          </table:table-cell>
          <table:table-cell office:value-type="float" office:value="0.00765309042911131" calcext:value-type="float">
            <text:p>0.007653090429111</text:p>
          </table:table-cell>
          <table:table-cell office:value-type="float" office:value="0.665830359790005" calcext:value-type="float">
            <text:p>0.665830359790005</text:p>
          </table:table-cell>
          <table:table-cell office:value-type="float" office:value="0.0182409143154662" calcext:value-type="float">
            <text:p>0.018240914315466</text:p>
          </table:table-cell>
          <table:table-cell office:value-type="float" office:value="0.147267040370648" calcext:value-type="float">
            <text:p>0.147267040370648</text:p>
          </table:table-cell>
          <table:table-cell office:value-type="float" office:value="0.00963347648423789" calcext:value-type="float">
            <text:p>0.009633476484238</text:p>
          </table:table-cell>
          <table:table-cell office:value-type="float" office:value="0.819425091861168" calcext:value-type="float">
            <text:p>0.819425091861168</text:p>
          </table:table-cell>
          <table:table-cell office:value-type="float" office:value="0.0105775609340148" calcext:value-type="float">
            <text:p>0.010577560934015</text:p>
          </table:table-cell>
          <table:table-cell office:value-type="float" office:value="0.00890330498022571" calcext:value-type="float">
            <text:p>0.008903304980226</text:p>
          </table:table-cell>
          <table:table-cell office:value-type="float" office:value="0.0070992254906304" calcext:value-type="float">
            <text:p>0.00709922549063</text:p>
          </table:table-cell>
          <table:table-cell office:value-type="float" office:value="0.127496266365051" calcext:value-type="float">
            <text:p>0.127496266365051</text:p>
          </table:table-cell>
          <table:table-cell office:value-type="float" office:value="0.000888235685870581" calcext:value-type="float">
            <text:p>0.000888235685871</text:p>
          </table:table-cell>
          <table:table-cell office:value-type="float" office:value="0.32339723110199" calcext:value-type="float">
            <text:p>0.32339723110199</text:p>
          </table:table-cell>
          <table:table-cell office:value-type="float" office:value="0.0179366508869679" calcext:value-type="float">
            <text:p>0.017936650886968</text:p>
          </table:table-cell>
        </table:table-row>
        <table:table-row table:style-name="ro1">
          <table:table-cell office:value-type="string" calcext:value-type="string">
            <text:p>Platt</text:p>
          </table:table-cell>
          <table:table-cell office:value-type="string" calcext:value-type="string">
            <text:p>CIFAR-100</text:p>
          </table:table-cell>
          <table:table-cell office:value-type="string" calcext:value-type="string">
            <text:p>WRN-28-10-drop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False</text:p>
          </table:table-cell>
          <table:table-cell office:value-type="float" office:value="0.810533333333333" calcext:value-type="float">
            <text:p>0.810533333333333</text:p>
          </table:table-cell>
          <table:table-cell office:value-type="float" office:value="0.00187379590967404" calcext:value-type="float">
            <text:p>0.001873795909674</text:p>
          </table:table-cell>
          <table:table-cell office:value-type="float" office:value="1.49142847098047" calcext:value-type="float">
            <text:p>1.49142847098047</text:p>
          </table:table-cell>
          <table:table-cell office:value-type="float" office:value="0.0919537886842556" calcext:value-type="float">
            <text:p>0.091953788684256</text:p>
          </table:table-cell>
          <table:table-cell office:value-type="float" office:value="0.0837949943883277" calcext:value-type="float">
            <text:p>0.083794994388328</text:p>
          </table:table-cell>
          <table:table-cell office:value-type="float" office:value="0.00560086312517861" calcext:value-type="float">
            <text:p>0.005600863125179</text:p>
          </table:table-cell>
          <table:table-cell office:value-type="float" office:value="0.0714236534391534" calcext:value-type="float">
            <text:p>0.071423653439154</text:p>
          </table:table-cell>
          <table:table-cell office:value-type="float" office:value="0.0143069577372086" calcext:value-type="float">
            <text:p>0.014306957737209</text:p>
          </table:table-cell>
          <table:table-cell office:value-type="float" office:value="0.464220700796788" calcext:value-type="float">
            <text:p>0.464220700796788</text:p>
          </table:table-cell>
          <table:table-cell office:value-type="float" office:value="0.0570918215576349" calcext:value-type="float">
            <text:p>0.057091821557635</text:p>
          </table:table-cell>
          <table:table-cell office:value-type="float" office:value="0.132628196592556" calcext:value-type="float">
            <text:p>0.132628196592556</text:p>
          </table:table-cell>
          <table:table-cell office:value-type="float" office:value="0.00567840345004564" calcext:value-type="float">
            <text:p>0.005678403450046</text:p>
          </table:table-cell>
          <table:table-cell office:value-type="float" office:value="0.612601446834355" calcext:value-type="float">
            <text:p>0.612601446834355</text:p>
          </table:table-cell>
          <table:table-cell office:value-type="float" office:value="0.0193239072494603" calcext:value-type="float">
            <text:p>0.01932390724946</text:p>
          </table:table-cell>
          <table:table-cell office:value-type="float" office:value="0.168730577431974" calcext:value-type="float">
            <text:p>0.168730577431974</text:p>
          </table:table-cell>
          <table:table-cell office:value-type="float" office:value="0.01071250424106" calcext:value-type="float">
            <text:p>0.01071250424106</text:p>
          </table:table-cell>
          <table:table-cell office:value-type="float" office:value="0.789843098823127" calcext:value-type="float">
            <text:p>0.789843098823127</text:p>
          </table:table-cell>
          <table:table-cell office:value-type="float" office:value="0.0119707740795555" calcext:value-type="float">
            <text:p>0.011970774079556</text:p>
          </table:table-cell>
          <table:table-cell office:value-type="float" office:value="0.0206902345102061" calcext:value-type="float">
            <text:p>0.020690234510206</text:p>
          </table:table-cell>
          <table:table-cell office:value-type="float" office:value="0.0128018436212372" calcext:value-type="float">
            <text:p>0.012801843621237</text:p>
          </table:table-cell>
          <table:table-cell office:value-type="float" office:value="0.128607678413391" calcext:value-type="float">
            <text:p>0.128607678413391</text:p>
          </table:table-cell>
          <table:table-cell office:value-type="float" office:value="0.00141693319414584" calcext:value-type="float">
            <text:p>0.001416933194146</text:p>
          </table:table-cell>
          <table:table-cell office:value-type="float" office:value="0.319960427284241" calcext:value-type="float">
            <text:p>0.319960427284241</text:p>
          </table:table-cell>
          <table:table-cell office:value-type="float" office:value="0.0210857173133589" calcext:value-type="float">
            <text:p>0.021085717313359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CIFAR-100</text:p>
          </table:table-cell>
          <table:table-cell office:value-type="string" calcext:value-type="string">
            <text:p>alexnet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False</text:p>
          </table:table-cell>
          <table:table-cell office:value-type="float" office:value="0.311177777777778" calcext:value-type="float">
            <text:p>0.311177777777778</text:p>
          </table:table-cell>
          <table:table-cell office:value-type="float" office:value="0.0118551152914423" calcext:value-type="float">
            <text:p>0.011855115291442</text:p>
          </table:table-cell>
          <table:table-cell office:value-type="float" office:value="3.56826775291851" calcext:value-type="float">
            <text:p>3.56826775291851</text:p>
          </table:table-cell>
          <table:table-cell office:value-type="float" office:value="0.0787263676476603" calcext:value-type="float">
            <text:p>0.07872636764766</text:p>
          </table:table-cell>
          <table:table-cell office:value-type="float" office:value="0.0477800145903479" calcext:value-type="float">
            <text:p>0.047780014590348</text:p>
          </table:table-cell>
          <table:table-cell office:value-type="float" office:value="0.0057842041894098" calcext:value-type="float">
            <text:p>0.00578420418941</text:p>
          </table:table-cell>
          <table:table-cell office:value-type="float" office:value="0.0366433994708995" calcext:value-type="float">
            <text:p>0.0366433994709</text:p>
          </table:table-cell>
          <table:table-cell office:value-type="float" office:value="0.00724927664198398" calcext:value-type="float">
            <text:p>0.007249276641984</text:p>
          </table:table-cell>
          <table:table-cell office:value-type="float" office:value="0.249720500431895" calcext:value-type="float">
            <text:p>0.249720500431895</text:p>
          </table:table-cell>
          <table:table-cell office:value-type="float" office:value="0.0477099554466461" calcext:value-type="float">
            <text:p>0.047709955446646</text:p>
          </table:table-cell>
          <table:table-cell office:value-type="float" office:value="0.174438075771908" calcext:value-type="float">
            <text:p>0.174438075771908</text:p>
          </table:table-cell>
          <table:table-cell office:value-type="float" office:value="0.019735204610148" calcext:value-type="float">
            <text:p>0.019735204610148</text:p>
          </table:table-cell>
          <table:table-cell office:value-type="float" office:value="0.215149352429576" calcext:value-type="float">
            <text:p>0.215149352429576</text:p>
          </table:table-cell>
          <table:table-cell office:value-type="float" office:value="0.0111442444821859" calcext:value-type="float">
            <text:p>0.011144244482186</text:p>
          </table:table-cell>
          <table:table-cell office:value-type="float" office:value="0.546610424950477" calcext:value-type="float">
            <text:p>0.546610424950477</text:p>
          </table:table-cell>
          <table:table-cell office:value-type="float" office:value="0.0199048145956586" calcext:value-type="float">
            <text:p>0.019904814595659</text:p>
          </table:table-cell>
          <table:table-cell office:value-type="float" office:value="0.289332542914664" calcext:value-type="float">
            <text:p>0.289332542914664</text:p>
          </table:table-cell>
          <table:table-cell office:value-type="float" office:value="0.0143221663020363" calcext:value-type="float">
            <text:p>0.014322166302036</text:p>
          </table:table-cell>
          <table:table-cell office:value-type="float" office:value="0.0218452348631142" calcext:value-type="float">
            <text:p>0.021845234863114</text:p>
          </table:table-cell>
          <table:table-cell office:value-type="float" office:value="0.00930376733146036" calcext:value-type="float">
            <text:p>0.00930376733146</text:p>
          </table:table-cell>
          <table:table-cell office:value-type="float" office:value="14.9595635890961" calcext:value-type="float">
            <text:p>14.9595635890961</text:p>
          </table:table-cell>
          <table:table-cell office:value-type="float" office:value="0.344052353339605" calcext:value-type="float">
            <text:p>0.344052353339605</text:p>
          </table:table-cell>
          <table:table-cell office:value-type="float" office:value="9.03971338272095" calcext:value-type="float">
            <text:p>9.03971338272095</text:p>
          </table:table-cell>
          <table:table-cell office:value-type="float" office:value="0.141376548278312" calcext:value-type="float">
            <text:p>0.141376548278312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CIFAR-100</text:p>
          </table:table-cell>
          <table:table-cell office:value-type="string" calcext:value-type="string">
            <text:p>resnext-8x64d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False</text:p>
          </table:table-cell>
          <table:table-cell office:value-type="float" office:value="0.794077777777778" calcext:value-type="float">
            <text:p>0.794077777777778</text:p>
          </table:table-cell>
          <table:table-cell office:value-type="float" office:value="0.00197935157247576" calcext:value-type="float">
            <text:p>0.001979351572476</text:p>
          </table:table-cell>
          <table:table-cell office:value-type="float" office:value="1.36557648787166" calcext:value-type="float">
            <text:p>1.36557648787166</text:p>
          </table:table-cell>
          <table:table-cell office:value-type="float" office:value="0.0487547112116617" calcext:value-type="float">
            <text:p>0.048754711211662</text:p>
          </table:table-cell>
          <table:table-cell office:value-type="float" office:value="0.0392195001161182" calcext:value-type="float">
            <text:p>0.039219500116118</text:p>
          </table:table-cell>
          <table:table-cell office:value-type="float" office:value="0.00884763828658313" calcext:value-type="float">
            <text:p>0.008847638286583</text:p>
          </table:table-cell>
          <table:table-cell office:value-type="float" office:value="0.02057232196114" calcext:value-type="float">
            <text:p>0.02057232196114</text:p>
          </table:table-cell>
          <table:table-cell office:value-type="float" office:value="0.0109140115997904" calcext:value-type="float">
            <text:p>0.010914011599791</text:p>
          </table:table-cell>
          <table:table-cell office:value-type="float" office:value="0.254579033167268" calcext:value-type="float">
            <text:p>0.254579033167268</text:p>
          </table:table-cell>
          <table:table-cell office:value-type="float" office:value="0.078987618704202" calcext:value-type="float">
            <text:p>0.078987618704202</text:p>
          </table:table-cell>
          <table:table-cell office:value-type="float" office:value="0.288755878221595" calcext:value-type="float">
            <text:p>0.288755878221595</text:p>
          </table:table-cell>
          <table:table-cell office:value-type="float" office:value="0.0132643079281875" calcext:value-type="float">
            <text:p>0.013264307928188</text:p>
          </table:table-cell>
          <table:table-cell office:value-type="float" office:value="0.477453249824501" calcext:value-type="float">
            <text:p>0.477453249824501</text:p>
          </table:table-cell>
          <table:table-cell office:value-type="float" office:value="0.0165016142563536" calcext:value-type="float">
            <text:p>0.016501614256354</text:p>
          </table:table-cell>
          <table:table-cell office:value-type="float" office:value="0.095688808317519" calcext:value-type="float">
            <text:p>0.095688808317519</text:p>
          </table:table-cell>
          <table:table-cell office:value-type="float" office:value="0.00635284944459903" calcext:value-type="float">
            <text:p>0.006352849444599</text:p>
          </table:table-cell>
          <table:table-cell office:value-type="float" office:value="0.816397529302333" calcext:value-type="float">
            <text:p>0.816397529302333</text:p>
          </table:table-cell>
          <table:table-cell office:value-type="float" office:value="0.00796405636494228" calcext:value-type="float">
            <text:p>0.007964056364942</text:p>
          </table:table-cell>
          <table:table-cell office:value-type="float" office:value="0.0223197515245548" calcext:value-type="float">
            <text:p>0.022319751524555</text:p>
          </table:table-cell>
          <table:table-cell office:value-type="float" office:value="0.00724885487639182" calcext:value-type="float">
            <text:p>0.007248854876392</text:p>
          </table:table-cell>
          <table:table-cell office:value-type="float" office:value="15.2321082353592" calcext:value-type="float">
            <text:p>15.2321082353592</text:p>
          </table:table-cell>
          <table:table-cell office:value-type="float" office:value="0.173711437249874" calcext:value-type="float">
            <text:p>0.173711437249874</text:p>
          </table:table-cell>
          <table:table-cell office:value-type="float" office:value="8.9263608455658" calcext:value-type="float">
            <text:p>8.9263608455658</text:p>
          </table:table-cell>
          <table:table-cell office:value-type="float" office:value="0.045536215709804" calcext:value-type="float">
            <text:p>0.045536215709804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CIFAR-100</text:p>
          </table:table-cell>
          <table:table-cell office:value-type="string" calcext:value-type="string">
            <text:p>resnext-16x64d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False</text:p>
          </table:table-cell>
          <table:table-cell office:value-type="float" office:value="0.7966" calcext:value-type="float">
            <text:p>0.7966</text:p>
          </table:table-cell>
          <table:table-cell office:value-type="float" office:value="0.00425368395164637" calcext:value-type="float">
            <text:p>0.004253683951646</text:p>
          </table:table-cell>
          <table:table-cell office:value-type="float" office:value="1.32858778990418" calcext:value-type="float">
            <text:p>1.32858778990418</text:p>
          </table:table-cell>
          <table:table-cell office:value-type="float" office:value="0.0381692017348015" calcext:value-type="float">
            <text:p>0.038169201734802</text:p>
          </table:table-cell>
          <table:table-cell office:value-type="float" office:value="0.0364839649205646" calcext:value-type="float">
            <text:p>0.036483964920565</text:p>
          </table:table-cell>
          <table:table-cell office:value-type="float" office:value="0.00782692280214206" calcext:value-type="float">
            <text:p>0.007826922802142</text:p>
          </table:table-cell>
          <table:table-cell office:value-type="float" office:value="0.0222726619442908" calcext:value-type="float">
            <text:p>0.022272661944291</text:p>
          </table:table-cell>
          <table:table-cell office:value-type="float" office:value="0.00654695195470637" calcext:value-type="float">
            <text:p>0.006546951954706</text:p>
          </table:table-cell>
          <table:table-cell office:value-type="float" office:value="0.382419142157725" calcext:value-type="float">
            <text:p>0.382419142157725</text:p>
          </table:table-cell>
          <table:table-cell office:value-type="float" office:value="0.272317385058852" calcext:value-type="float">
            <text:p>0.272317385058852</text:p>
          </table:table-cell>
          <table:table-cell office:value-type="float" office:value="0.271537004408392" calcext:value-type="float">
            <text:p>0.271537004408392</text:p>
          </table:table-cell>
          <table:table-cell office:value-type="float" office:value="0.00904188923241983" calcext:value-type="float">
            <text:p>0.00904188923242</text:p>
          </table:table-cell>
          <table:table-cell office:value-type="float" office:value="0.488388983049719" calcext:value-type="float">
            <text:p>0.488388983049719</text:p>
          </table:table-cell>
          <table:table-cell office:value-type="float" office:value="0.0149050123197532" calcext:value-type="float">
            <text:p>0.014905012319753</text:p>
          </table:table-cell>
          <table:table-cell office:value-type="float" office:value="0.0929156468687355" calcext:value-type="float">
            <text:p>0.092915646868736</text:p>
          </table:table-cell>
          <table:table-cell office:value-type="float" office:value="0.00448058076191176" calcext:value-type="float">
            <text:p>0.004480580761912</text:p>
          </table:table-cell>
          <table:table-cell office:value-type="float" office:value="0.821898860598073" calcext:value-type="float">
            <text:p>0.821898860598073</text:p>
          </table:table-cell>
          <table:table-cell office:value-type="float" office:value="0.0074467083734962" calcext:value-type="float">
            <text:p>0.007446708373496</text:p>
          </table:table-cell>
          <table:table-cell office:value-type="float" office:value="0.0252988605980726" calcext:value-type="float">
            <text:p>0.025298860598073</text:p>
          </table:table-cell>
          <table:table-cell office:value-type="float" office:value="0.00544780468132609" calcext:value-type="float">
            <text:p>0.005447804681326</text:p>
          </table:table-cell>
          <table:table-cell office:value-type="float" office:value="14.8811864376068" calcext:value-type="float">
            <text:p>14.8811864376068</text:p>
          </table:table-cell>
          <table:table-cell office:value-type="float" office:value="0.311371726645681" calcext:value-type="float">
            <text:p>0.311371726645681</text:p>
          </table:table-cell>
          <table:table-cell office:value-type="float" office:value="9.06296880245209" calcext:value-type="float">
            <text:p>9.06296880245209</text:p>
          </table:table-cell>
          <table:table-cell office:value-type="float" office:value="0.0846598428946493" calcext:value-type="float">
            <text:p>0.084659842894649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CIFAR-100</text:p>
          </table:table-cell>
          <table:table-cell office:value-type="string" calcext:value-type="string">
            <text:p>densenet-bc-l190-k4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False</text:p>
          </table:table-cell>
          <table:table-cell office:value-type="float" office:value="0.793844444444444" calcext:value-type="float">
            <text:p>0.793844444444444</text:p>
          </table:table-cell>
          <table:table-cell office:value-type="float" office:value="0.00402195620155701" calcext:value-type="float">
            <text:p>0.004021956201557</text:p>
          </table:table-cell>
          <table:table-cell office:value-type="float" office:value="1.34759384978293" calcext:value-type="float">
            <text:p>1.34759384978293</text:p>
          </table:table-cell>
          <table:table-cell office:value-type="float" office:value="0.0428996157226204" calcext:value-type="float">
            <text:p>0.04289961572262</text:p>
          </table:table-cell>
          <table:table-cell office:value-type="float" office:value="0.0376336950508142" calcext:value-type="float">
            <text:p>0.037633695050814</text:p>
          </table:table-cell>
          <table:table-cell office:value-type="float" office:value="0.00493049839048925" calcext:value-type="float">
            <text:p>0.004930498390489</text:p>
          </table:table-cell>
          <table:table-cell office:value-type="float" office:value="0.0195053805954059" calcext:value-type="float">
            <text:p>0.019505380595406</text:p>
          </table:table-cell>
          <table:table-cell office:value-type="float" office:value="0.00685587232319346" calcext:value-type="float">
            <text:p>0.006855872323193</text:p>
          </table:table-cell>
          <table:table-cell office:value-type="float" office:value="0.191706874693706" calcext:value-type="float">
            <text:p>0.191706874693706</text:p>
          </table:table-cell>
          <table:table-cell office:value-type="float" office:value="0.0296497590877208" calcext:value-type="float">
            <text:p>0.029649759087721</text:p>
          </table:table-cell>
          <table:table-cell office:value-type="float" office:value="0.270008572851637" calcext:value-type="float">
            <text:p>0.270008572851637</text:p>
          </table:table-cell>
          <table:table-cell office:value-type="float" office:value="0.0102951046674352" calcext:value-type="float">
            <text:p>0.010295104667435</text:p>
          </table:table-cell>
          <table:table-cell office:value-type="float" office:value="0.499086894295748" calcext:value-type="float">
            <text:p>0.499086894295748</text:p>
          </table:table-cell>
          <table:table-cell office:value-type="float" office:value="0.0102506044513323" calcext:value-type="float">
            <text:p>0.010250604451332</text:p>
          </table:table-cell>
          <table:table-cell office:value-type="float" office:value="0.102109568428023" calcext:value-type="float">
            <text:p>0.102109568428023</text:p>
          </table:table-cell>
          <table:table-cell office:value-type="float" office:value="0.00444542764838057" calcext:value-type="float">
            <text:p>0.004445427648381</text:p>
          </table:table-cell>
          <table:table-cell office:value-type="float" office:value="0.815659728544331" calcext:value-type="float">
            <text:p>0.815659728544331</text:p>
          </table:table-cell>
          <table:table-cell office:value-type="float" office:value="0.00589133723492814" calcext:value-type="float">
            <text:p>0.005891337234928</text:p>
          </table:table-cell>
          <table:table-cell office:value-type="float" office:value="0.021815284099887" calcext:value-type="float">
            <text:p>0.021815284099887</text:p>
          </table:table-cell>
          <table:table-cell office:value-type="float" office:value="0.00455693663693798" calcext:value-type="float">
            <text:p>0.004556936636938</text:p>
          </table:table-cell>
          <table:table-cell office:value-type="float" office:value="14.7162175893784" calcext:value-type="float">
            <text:p>14.7162175893784</text:p>
          </table:table-cell>
          <table:table-cell office:value-type="float" office:value="0.31680515595079" calcext:value-type="float">
            <text:p>0.31680515595079</text:p>
          </table:table-cell>
          <table:table-cell office:value-type="float" office:value="9.12820847034454" calcext:value-type="float">
            <text:p>9.12820847034454</text:p>
          </table:table-cell>
          <table:table-cell office:value-type="float" office:value="0.0463381988656548" calcext:value-type="float">
            <text:p>0.046338198865655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CIFAR-100</text:p>
          </table:table-cell>
          <table:table-cell office:value-type="string" calcext:value-type="string">
            <text:p>WRN-28-10-drop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False</text:p>
          </table:table-cell>
          <table:table-cell office:value-type="float" office:value="0.782177777777778" calcext:value-type="float">
            <text:p>0.782177777777778</text:p>
          </table:table-cell>
          <table:table-cell office:value-type="float" office:value="0.00351489091749166" calcext:value-type="float">
            <text:p>0.003514890917492</text:p>
          </table:table-cell>
          <table:table-cell office:value-type="float" office:value="1.45908884174012" calcext:value-type="float">
            <text:p>1.45908884174012</text:p>
          </table:table-cell>
          <table:table-cell office:value-type="float" office:value="0.0641984214483846" calcext:value-type="float">
            <text:p>0.064198421448385</text:p>
          </table:table-cell>
          <table:table-cell office:value-type="float" office:value="0.038368643563006" calcext:value-type="float">
            <text:p>0.038368643563006</text:p>
          </table:table-cell>
          <table:table-cell office:value-type="float" office:value="0.00457854848651645" calcext:value-type="float">
            <text:p>0.004578548486516</text:p>
          </table:table-cell>
          <table:table-cell office:value-type="float" office:value="0.0202146892017384" calcext:value-type="float">
            <text:p>0.020214689201738</text:p>
          </table:table-cell>
          <table:table-cell office:value-type="float" office:value="0.00747892140985757" calcext:value-type="float">
            <text:p>0.007478921409858</text:p>
          </table:table-cell>
          <table:table-cell office:value-type="float" office:value="0.301048464433232" calcext:value-type="float">
            <text:p>0.301048464433232</text:p>
          </table:table-cell>
          <table:table-cell office:value-type="float" office:value="0.21961452246978" calcext:value-type="float">
            <text:p>0.21961452246978</text:p>
          </table:table-cell>
          <table:table-cell office:value-type="float" office:value="0.291158059079468" calcext:value-type="float">
            <text:p>0.291158059079468</text:p>
          </table:table-cell>
          <table:table-cell office:value-type="float" office:value="0.0174126682757759" calcext:value-type="float">
            <text:p>0.017412668275776</text:p>
          </table:table-cell>
          <table:table-cell office:value-type="float" office:value="0.481420856691149" calcext:value-type="float">
            <text:p>0.481420856691149</text:p>
          </table:table-cell>
          <table:table-cell office:value-type="float" office:value="0.0188639963504441" calcext:value-type="float">
            <text:p>0.018863996350444</text:p>
          </table:table-cell>
          <table:table-cell office:value-type="float" office:value="0.10203430423014" calcext:value-type="float">
            <text:p>0.10203430423014</text:p>
          </table:table-cell>
          <table:table-cell office:value-type="float" office:value="0.00572253629254944" calcext:value-type="float">
            <text:p>0.005722536292549</text:p>
          </table:table-cell>
          <table:table-cell office:value-type="float" office:value="0.807205879353325" calcext:value-type="float">
            <text:p>0.807205879353325</text:p>
          </table:table-cell>
          <table:table-cell office:value-type="float" office:value="0.0088963800143727" calcext:value-type="float">
            <text:p>0.008896380014373</text:p>
          </table:table-cell>
          <table:table-cell office:value-type="float" office:value="0.0250281015755474" calcext:value-type="float">
            <text:p>0.025028101575547</text:p>
          </table:table-cell>
          <table:table-cell office:value-type="float" office:value="0.00771774619735377" calcext:value-type="float">
            <text:p>0.007717746197354</text:p>
          </table:table-cell>
          <table:table-cell office:value-type="float" office:value="14.5687985420227" calcext:value-type="float">
            <text:p>14.5687985420227</text:p>
          </table:table-cell>
          <table:table-cell office:value-type="float" office:value="0.275767994006094" calcext:value-type="float">
            <text:p>0.275767994006094</text:p>
          </table:table-cell>
          <table:table-cell office:value-type="float" office:value="9.07174408435822" calcext:value-type="float">
            <text:p>9.07174408435822</text:p>
          </table:table-cell>
          <table:table-cell office:value-type="float" office:value="0.0337052327542005" calcext:value-type="float">
            <text:p>0.033705232754201</text:p>
          </table:table-cell>
        </table:table-row>
        <table:table-row table:style-name="ro1" table:number-rows-repeated="3">
          <table:table-cell table:number-columns-repeated="7"/>
          <table:table-cell table:style-name="Default"/>
          <table:table-cell table:number-columns-repeated="24"/>
        </table:table-row>
        <table:table-row table:style-name="ro1">
          <table:table-cell table:number-columns-repeated="7"/>
          <table:table-cell table:style-name="Default"/>
          <table:table-cell table:number-columns-repeated="20"/>
          <table:table-cell office:value-type="string" calcext:value-type="string">
            <text:p>AVG</text:p>
          </table:table-cell>
          <table:table-cell/>
          <table:table-cell office:value-type="string" calcext:value-type="string">
            <text:p>AVG</text:p>
          </table:table-cell>
          <table:table-cell/>
        </table:table-row>
        <table:table-row table:style-name="ro1">
          <table:table-cell table:number-columns-repeated="7"/>
          <table:table-cell table:style-name="Default"/>
          <table:table-cell table:number-columns-repeated="19"/>
          <table:table-cell office:value-type="string" calcext:value-type="string">
            <text:p>Platt</text:p>
          </table:table-cell>
          <table:table-cell table:formula="of:=AVERAGE([.AC22:.AC26])" office:value-type="float" office:value="0.127620811462402" calcext:value-type="float">
            <text:p>0.127620811462402</text:p>
          </table:table-cell>
          <table:table-cell/>
          <table:table-cell table:formula="of:=AVERAGE([.AE22:.AE26])" office:value-type="float" office:value="0.318061552047729" calcext:value-type="float">
            <text:p>0.318061552047729</text:p>
          </table:table-cell>
          <table:table-cell/>
        </table:table-row>
        <table:table-row table:style-name="ro1">
          <table:table-cell table:number-columns-repeated="7"/>
          <table:table-cell table:style-name="Default"/>
          <table:table-cell table:number-columns-repeated="19"/>
          <table:table-cell office:value-type="string" calcext:value-type="string">
            <text:p>Isotonic</text:p>
          </table:table-cell>
          <table:table-cell table:formula="of:=AVERAGE([.AC12:.AC16])" office:value-type="float" office:value="0.126882338523865" calcext:value-type="float">
            <text:p>0.126882338523865</text:p>
          </table:table-cell>
          <table:table-cell/>
          <table:table-cell table:formula="of:=AVERAGE([.AE12:.AE16])" office:value-type="float" office:value="0.060165753364563" calcext:value-type="float">
            <text:p>0.060165753364563</text:p>
          </table:table-cell>
          <table:table-cell/>
        </table:table-row>
        <table:table-row table:style-name="ro1">
          <table:table-cell table:number-columns-repeated="7"/>
          <table:table-cell table:style-name="Default"/>
          <table:table-cell table:number-columns-repeated="19"/>
          <table:table-cell office:value-type="string" calcext:value-type="string">
            <text:p>Beta</text:p>
          </table:table-cell>
          <table:table-cell table:formula="of:=AVERAGE([.AC17:.AC21])" office:value-type="float" office:value="0.32021605014801" calcext:value-type="float">
            <text:p>0.32021605014801</text:p>
          </table:table-cell>
          <table:table-cell/>
          <table:table-cell table:formula="of:=AVERAGE([.AE17:.AE21])" office:value-type="float" office:value="0.205159072875977" calcext:value-type="float">
            <text:p>0.205159072875977</text:p>
          </table:table-cell>
          <table:table-cell/>
        </table:table-row>
        <table:table-row table:style-name="ro1">
          <table:table-cell table:number-columns-repeated="7"/>
          <table:table-cell table:style-name="Default"/>
          <table:table-cell table:number-columns-repeated="19"/>
          <table:table-cell office:value-type="string" calcext:value-type="string">
            <text:p>BBQ</text:p>
          </table:table-cell>
          <table:table-cell table:formula="of:=AVERAGE([.AC27:.AC31])" office:value-type="float" office:value="14.8715748786926" calcext:value-type="float">
            <text:p>14.8715748786926</text:p>
          </table:table-cell>
          <table:table-cell/>
          <table:table-cell table:formula="of:=AVERAGE([.AE27:.AE31])" office:value-type="float" office:value="9.04579911708832" calcext:value-type="float">
            <text:p>9.0457991170883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2T17:54:07.592797455</dc:date>
    <meta:editing-duration>PT2M31S</meta:editing-duration>
    <meta:editing-cycles>1</meta:editing-cycles>
    <meta:document-statistic meta:table-count="1" meta:cell-count="1006" meta:object-count="0"/>
    <meta:generator>LibreOffice/6.0.7.3$Linux_X86_64 LibreOffice_project/00m0$Build-3</meta:generator>
  </office:meta>
</office:document-meta>
</file>